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11pt"/>
    </style:style>
    <style:style style:name="co2" style:family="table-column">
      <style:table-column-properties fo:break-before="auto" style:column-width="58.25pt"/>
    </style:style>
    <style:style style:name="co3" style:family="table-column">
      <style:table-column-properties fo:break-before="auto" style:column-width="51.76pt"/>
    </style:style>
    <style:style style:name="co4" style:family="table-column">
      <style:table-column-properties fo:break-before="auto" style:column-width="45.24pt"/>
    </style:style>
    <style:style style:name="co5" style:family="table-column">
      <style:table-column-properties fo:break-before="auto" style:column-width="40.96pt"/>
    </style:style>
    <style:style style:name="co6" style:family="table-column">
      <style:table-column-properties fo:break-before="auto" style:column-width="41.3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66ff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ccff66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fo:color="#ffffff"/>
    </style:style>
    <style:style style:name="ce8" style:family="table-cell" style:parent-style-name="Default">
      <style:table-cell-properties fo:background-color="#ccff66" style:text-align-source="fix" style:repeat-content="false"/>
      <style:paragraph-properties fo:text-align="center" fo:margin-left="0pt"/>
      <style:text-properties fo:color="#ffffff"/>
    </style:style>
    <style:style style:name="ce9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fo:color="#000000"/>
    </style:style>
    <style:style style:name="ce10" style:family="table-cell" style:parent-style-name="Default">
      <style:table-cell-properties fo:background-color="#ccff66" style:text-align-source="fix" style:repeat-content="false"/>
      <style:paragraph-properties fo:text-align="center" fo:margin-left="0pt"/>
      <style:text-properties fo:color="#000000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style:font-name="Liberation Sans" style:font-name-asian="Arial Unicode MS" style:font-name-complex="Arial Unicode MS"/>
    </style:style>
    <style:style style:name="ce16" style:family="table-cell" style:parent-style-name="Default" style:data-style-name="N99">
      <style:text-properties style:font-name="Liberation Sans" style:font-name-asian="Arial Unicode MS" style:font-name-complex="Arial Unicode MS"/>
    </style:style>
  </office:automatic-styles>
  <office:body>
    <office:spreadsheet>
      <table:table table:name="Decimal with conversions" table:style-name="ta1">
        <table:table-column table:style-name="co1" table:number-columns-repeated="15" table:default-cell-style-name="ce1"/>
        <table:table-column table:style-name="co1" table:number-columns-repeated="100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style-name="ce3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3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00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5" office:value-type="string" calcext:value-type="string">
            <text:p>Square Difference</text:p>
          </table:table-cell>
          <table:table-cell table:style-name="Default" table:number-columns-repeated="5"/>
          <table:table-cell table:style-name="ce4" office:value-type="string" calcext:value-type="string">
            <text:p>Index</text:p>
          </table:table-cell>
          <table:table-cell table:style-name="ce4" office:value-type="string" calcext:value-type="string">
            <text:p>Color</text:p>
          </table:table-cell>
          <table:table-cell table:number-columns-repeated="2" table:style-name="ce4" office:value-type="string" calcext:value-type="string">
            <text:p>File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Index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Default" table:formula="of:=[.D3]" office:value-type="float" office:value="33" calcext:value-type="float">
            <text:p>33</text:p>
          </table:table-cell>
          <table:table-cell table:style-name="Default" table:formula="of:=[.K3]" office:value-type="float" office:value="40" calcext:value-type="float">
            <text:p>40</text:p>
          </table:table-cell>
          <table:table-cell table:style-name="Default" table:formula="of:=ABS([.D16]-[.E16])" office:value-type="float" office:value="7" calcext:value-type="float">
            <text:p>7</text:p>
          </table:table-cell>
          <table:table-cell table:style-name="Default" table:number-columns-repeated="3"/>
          <table:table-cell table:style-name="ce6" table:formula="of:=[.I8]" office:value-type="float" office:value="113" calcext:value-type="float">
            <text:p>113</text:p>
          </table:table-cell>
          <table:table-cell table:style-name="ce6" table:formula="of:=IF(MOD([.J16];2)=1; &quot;Dark&quot;; &quot;Light&quot;)" office:value-type="string" office:string-value="Dark" calcext:value-type="string">
            <text:p>Dark</text:p>
          </table:table-cell>
          <table:table-cell table:style-name="ce6" table:formula="of:=MOD([.J16]-3; 15) + 1" office:value-type="float" office:value="6" calcext:value-type="float">
            <text:p>6</text:p>
          </table:table-cell>
          <table:table-cell table:style-name="ce6" table:formula="of:=MID(&quot;ABCDEFGH&quot;;[.L16];1)" office:value-type="string" office:string-value="F" calcext:value-type="string">
            <text:p>F</text:p>
          </table:table-cell>
          <table:table-cell table:style-name="ce6" table:formula="of:=FLOOR([.J16]/15; 1) - 1" office:value-type="float" office:value="6" calcext:value-type="float">
            <text:p>6</text:p>
          </table:table-cell>
          <table:table-cell table:style-name="ce6" table:formula="of:=[.N16]*15+[.L16] + 17" office:value-type="float" office:value="113" calcext:value-type="float">
            <text:p>113</text:p>
          </table:table-cell>
          <table:table-cell table:number-columns-repeated="3"/>
          <table:table-cell table:style-name="ce6"/>
          <table:table-cell table:number-columns-repeated="1005"/>
        </table:table-row>
      </table:table>
      <table:table table:name="Hexidecimal" table:style-name="ta1">
        <table:table-column table:style-name="co1" table:number-columns-repeated="15" table:default-cell-style-name="ce1"/>
        <table:table-column table:style-name="co1" table:default-cell-style-name="ce4"/>
        <table:table-column table:style-name="co1" table:number-columns-repeated="1008" table:default-cell-style-name="Default"/>
        <table:table-row table:style-name="ro1">
          <table:table-cell table:formula="of:=DEC2HEX(['Decimal with conversions'.A1])" office:value-type="string" office:string-value="0" calcext:value-type="string">
            <text:p>0</text:p>
          </table:table-cell>
          <table:table-cell table:formula="of:=DEC2HEX(['Decimal with conversions'.B1])" office:value-type="string" office:string-value="1" calcext:value-type="string">
            <text:p>1</text:p>
          </table:table-cell>
          <table:table-cell table:formula="of:=DEC2HEX(['Decimal with conversions'.C1])" office:value-type="string" office:string-value="2" calcext:value-type="string">
            <text:p>2</text:p>
          </table:table-cell>
          <table:table-cell table:formula="of:=DEC2HEX(['Decimal with conversions'.D1])" office:value-type="string" office:string-value="3" calcext:value-type="string">
            <text:p>3</text:p>
          </table:table-cell>
          <table:table-cell table:formula="of:=DEC2HEX(['Decimal with conversions'.E1])" office:value-type="string" office:string-value="4" calcext:value-type="string">
            <text:p>4</text:p>
          </table:table-cell>
          <table:table-cell table:formula="of:=DEC2HEX(['Decimal with conversions'.F1])" office:value-type="string" office:string-value="5" calcext:value-type="string">
            <text:p>5</text:p>
          </table:table-cell>
          <table:table-cell table:formula="of:=DEC2HEX(['Decimal with conversions'.G1])" office:value-type="string" office:string-value="6" calcext:value-type="string">
            <text:p>6</text:p>
          </table:table-cell>
          <table:table-cell table:formula="of:=DEC2HEX(['Decimal with conversions'.H1])" office:value-type="string" office:string-value="7" calcext:value-type="string">
            <text:p>7</text:p>
          </table:table-cell>
          <table:table-cell table:formula="of:=DEC2HEX(['Decimal with conversions'.I1])" office:value-type="string" office:string-value="8" calcext:value-type="string">
            <text:p>8</text:p>
          </table:table-cell>
          <table:table-cell table:formula="of:=DEC2HEX(['Decimal with conversions'.J1])" office:value-type="string" office:string-value="9" calcext:value-type="string">
            <text:p>9</text:p>
          </table:table-cell>
          <table:table-cell table:formula="of:=DEC2HEX(['Decimal with conversions'.K1])" office:value-type="string" office:string-value="A" calcext:value-type="string">
            <text:p>A</text:p>
          </table:table-cell>
          <table:table-cell table:formula="of:=DEC2HEX(['Decimal with conversions'.L1])" office:value-type="string" office:string-value="B" calcext:value-type="string">
            <text:p>B</text:p>
          </table:table-cell>
          <table:table-cell table:formula="of:=DEC2HEX(['Decimal with conversions'.M1])" office:value-type="string" office:string-value="C" calcext:value-type="string">
            <text:p>C</text:p>
          </table:table-cell>
          <table:table-cell table:formula="of:=DEC2HEX(['Decimal with conversions'.N1])" office:value-type="string" office:string-value="D" calcext:value-type="string">
            <text:p>D</text:p>
          </table:table-cell>
          <table:table-cell table:formula="of:=DEC2HEX(['Decimal with conversions'.O1])" office:value-type="string" office:string-value="E" calcext:value-type="string">
            <text:p>E</text:p>
          </table:table-cell>
          <table:table-cell table:style-name="Default"/>
          <table:table-cell table:number-columns-repeated="1008"/>
        </table:table-row>
        <table:table-row table:style-name="ro1">
          <table:table-cell table:formula="of:=DEC2HEX(['Decimal with conversions'.A2])" office:value-type="string" office:string-value="F" calcext:value-type="string">
            <text:p>F</text:p>
          </table:table-cell>
          <table:table-cell table:formula="of:=DEC2HEX(['Decimal with conversions'.B2])" office:value-type="string" office:string-value="10" calcext:value-type="string">
            <text:p>10</text:p>
          </table:table-cell>
          <table:table-cell table:formula="of:=DEC2HEX(['Decimal with conversions'.C2])" office:value-type="string" office:string-value="11" calcext:value-type="string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DEC2HEX(['Decimal with conversions'.L2])" office:value-type="string" office:string-value="1A" calcext:value-type="string">
            <text:p>1A</text:p>
          </table:table-cell>
          <table:table-cell table:formula="of:=DEC2HEX(['Decimal with conversions'.M2])" office:value-type="string" office:string-value="1B" calcext:value-type="string">
            <text:p>1B</text:p>
          </table:table-cell>
          <table:table-cell table:formula="of:=DEC2HEX(['Decimal with conversions'.N2])" office:value-type="string" office:string-value="1C" calcext:value-type="string">
            <text:p>1C</text:p>
          </table:table-cell>
          <table:table-cell table:formula="of:=DEC2HEX(['Decimal with conversions'.O2])" office:value-type="string" office:string-value="1D" calcext:value-type="string">
            <text:p>1D</text:p>
          </table:table-cell>
          <table:table-cell table:style-name="Default"/>
          <table:table-cell table:number-columns-repeated="1008"/>
        </table:table-row>
        <table:table-row table:style-name="ro1">
          <table:table-cell table:formula="of:=DEC2HEX(['Decimal with conversions'.A3])" office:value-type="string" office:string-value="1E" calcext:value-type="string">
            <text:p>1E</text:p>
          </table:table-cell>
          <table:table-cell table:formula="of:=DEC2HEX(['Decimal with conversions'.B3])" office:value-type="string" office:string-value="1F" calcext:value-type="string">
            <text:p>1F</text:p>
          </table:table-cell>
          <table:table-cell table:formula="of:=DEC2HEX(['Decimal with conversions'.C3])" office:value-type="string" office:string-value="20" calcext:value-type="string">
            <text:p>20</text:p>
          </table:table-cell>
          <table:table-cell table:style-name="ce2" table:formula="of:=DEC2HEX(['Decimal with conversions'.D3])" office:value-type="string" office:string-value="21" calcext:value-type="string">
            <text:p>21</text:p>
          </table:table-cell>
          <table:table-cell table:style-name="ce3" table:formula="of:=DEC2HEX(['Decimal with conversions'.E3])" office:value-type="string" office:string-value="22" calcext:value-type="string">
            <text:p>22</text:p>
          </table:table-cell>
          <table:table-cell table:style-name="ce2" table:formula="of:=DEC2HEX(['Decimal with conversions'.F3])" office:value-type="string" office:string-value="23" calcext:value-type="string">
            <text:p>23</text:p>
          </table:table-cell>
          <table:table-cell table:style-name="ce3" table:formula="of:=DEC2HEX(['Decimal with conversions'.G3])" office:value-type="string" office:string-value="24" calcext:value-type="string">
            <text:p>24</text:p>
          </table:table-cell>
          <table:table-cell table:style-name="ce2" table:formula="of:=DEC2HEX(['Decimal with conversions'.H3])" office:value-type="string" office:string-value="25" calcext:value-type="string">
            <text:p>25</text:p>
          </table:table-cell>
          <table:table-cell table:style-name="ce3" table:formula="of:=DEC2HEX(['Decimal with conversions'.I3])" office:value-type="string" office:string-value="26" calcext:value-type="string">
            <text:p>26</text:p>
          </table:table-cell>
          <table:table-cell table:style-name="ce2" table:formula="of:=DEC2HEX(['Decimal with conversions'.J3])" office:value-type="string" office:string-value="27" calcext:value-type="string">
            <text:p>27</text:p>
          </table:table-cell>
          <table:table-cell table:style-name="ce3" table:formula="of:=DEC2HEX(['Decimal with conversions'.K3])" office:value-type="string" office:string-value="28" calcext:value-type="string">
            <text:p>28</text:p>
          </table:table-cell>
          <table:table-cell table:formula="of:=DEC2HEX(['Decimal with conversions'.L3])" office:value-type="string" office:string-value="29" calcext:value-type="string">
            <text:p>29</text:p>
          </table:table-cell>
          <table:table-cell table:formula="of:=DEC2HEX(['Decimal with conversions'.M3])" office:value-type="string" office:string-value="2A" calcext:value-type="string">
            <text:p>2A</text:p>
          </table:table-cell>
          <table:table-cell table:formula="of:=DEC2HEX(['Decimal with conversions'.N3])" office:value-type="string" office:string-value="2B" calcext:value-type="string">
            <text:p>2B</text:p>
          </table:table-cell>
          <table:table-cell table:formula="of:=DEC2HEX(['Decimal with conversions'.O3])" office:value-type="string" office:string-value="2C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formula="of:=DEC2HEX(['Decimal with conversions'.A4])" office:value-type="string" office:string-value="2D" calcext:value-type="string">
            <text:p>2D</text:p>
          </table:table-cell>
          <table:table-cell table:formula="of:=DEC2HEX(['Decimal with conversions'.B4])" office:value-type="string" office:string-value="2E" calcext:value-type="string">
            <text:p>2E</text:p>
          </table:table-cell>
          <table:table-cell table:formula="of:=DEC2HEX(['Decimal with conversions'.C4])" office:value-type="string" office:string-value="2F" calcext:value-type="string">
            <text:p>2F</text:p>
          </table:table-cell>
          <table:table-cell table:style-name="ce3" table:formula="of:=DEC2HEX(['Decimal with conversions'.D4])" office:value-type="string" office:string-value="30" calcext:value-type="string">
            <text:p>30</text:p>
          </table:table-cell>
          <table:table-cell table:style-name="ce2" table:formula="of:=DEC2HEX(['Decimal with conversions'.E4])" office:value-type="string" office:string-value="31" calcext:value-type="string">
            <text:p>31</text:p>
          </table:table-cell>
          <table:table-cell table:style-name="ce3" table:formula="of:=DEC2HEX(['Decimal with conversions'.F4])" office:value-type="string" office:string-value="32" calcext:value-type="string">
            <text:p>32</text:p>
          </table:table-cell>
          <table:table-cell table:style-name="ce2" table:formula="of:=DEC2HEX(['Decimal with conversions'.G4])" office:value-type="string" office:string-value="33" calcext:value-type="string">
            <text:p>33</text:p>
          </table:table-cell>
          <table:table-cell table:style-name="ce3" table:formula="of:=DEC2HEX(['Decimal with conversions'.H4])" office:value-type="string" office:string-value="34" calcext:value-type="string">
            <text:p>34</text:p>
          </table:table-cell>
          <table:table-cell table:style-name="ce2" table:formula="of:=DEC2HEX(['Decimal with conversions'.I4])" office:value-type="string" office:string-value="35" calcext:value-type="string">
            <text:p>35</text:p>
          </table:table-cell>
          <table:table-cell table:style-name="ce3" table:formula="of:=DEC2HEX(['Decimal with conversions'.J4])" office:value-type="string" office:string-value="36" calcext:value-type="string">
            <text:p>36</text:p>
          </table:table-cell>
          <table:table-cell table:style-name="ce2" table:formula="of:=DEC2HEX(['Decimal with conversions'.K4])" office:value-type="string" office:string-value="37" calcext:value-type="string">
            <text:p>37</text:p>
          </table:table-cell>
          <table:table-cell table:formula="of:=DEC2HEX(['Decimal with conversions'.L4])" office:value-type="string" office:string-value="38" calcext:value-type="string">
            <text:p>38</text:p>
          </table:table-cell>
          <table:table-cell table:formula="of:=DEC2HEX(['Decimal with conversions'.M4])" office:value-type="string" office:string-value="39" calcext:value-type="string">
            <text:p>39</text:p>
          </table:table-cell>
          <table:table-cell table:formula="of:=DEC2HEX(['Decimal with conversions'.N4])" office:value-type="string" office:string-value="3A" calcext:value-type="string">
            <text:p>3A</text:p>
          </table:table-cell>
          <table:table-cell table:formula="of:=DEC2HEX(['Decimal with conversions'.O4])" office:value-type="string" office:string-value="3B" calcext:value-type="string">
            <text:p>3B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formula="of:=DEC2HEX(['Decimal with conversions'.A5])" office:value-type="string" office:string-value="3C" calcext:value-type="string">
            <text:p>3C</text:p>
          </table:table-cell>
          <table:table-cell table:formula="of:=DEC2HEX(['Decimal with conversions'.B5])" office:value-type="string" office:string-value="3D" calcext:value-type="string">
            <text:p>3D</text:p>
          </table:table-cell>
          <table:table-cell table:formula="of:=DEC2HEX(['Decimal with conversions'.C5])" office:value-type="string" office:string-value="3E" calcext:value-type="string">
            <text:p>3E</text:p>
          </table:table-cell>
          <table:table-cell table:style-name="ce2" table:formula="of:=DEC2HEX(['Decimal with conversions'.D5])" office:value-type="string" office:string-value="3F" calcext:value-type="string">
            <text:p>3F</text:p>
          </table:table-cell>
          <table:table-cell table:style-name="ce3" table:formula="of:=DEC2HEX(['Decimal with conversions'.E5])" office:value-type="string" office:string-value="40" calcext:value-type="string">
            <text:p>40</text:p>
          </table:table-cell>
          <table:table-cell table:style-name="ce2" table:formula="of:=DEC2HEX(['Decimal with conversions'.F5])" office:value-type="string" office:string-value="41" calcext:value-type="string">
            <text:p>41</text:p>
          </table:table-cell>
          <table:table-cell table:style-name="ce3" table:formula="of:=DEC2HEX(['Decimal with conversions'.G5])" office:value-type="string" office:string-value="42" calcext:value-type="string">
            <text:p>42</text:p>
          </table:table-cell>
          <table:table-cell table:style-name="ce2" table:formula="of:=DEC2HEX(['Decimal with conversions'.H5])" office:value-type="string" office:string-value="43" calcext:value-type="string">
            <text:p>43</text:p>
          </table:table-cell>
          <table:table-cell table:style-name="ce3" table:formula="of:=DEC2HEX(['Decimal with conversions'.I5])" office:value-type="string" office:string-value="44" calcext:value-type="string">
            <text:p>44</text:p>
          </table:table-cell>
          <table:table-cell table:style-name="ce2" table:formula="of:=DEC2HEX(['Decimal with conversions'.J5])" office:value-type="string" office:string-value="45" calcext:value-type="string">
            <text:p>45</text:p>
          </table:table-cell>
          <table:table-cell table:style-name="ce3" table:formula="of:=DEC2HEX(['Decimal with conversions'.K5])" office:value-type="string" office:string-value="46" calcext:value-type="string">
            <text:p>46</text:p>
          </table:table-cell>
          <table:table-cell table:formula="of:=DEC2HEX(['Decimal with conversions'.L5])" office:value-type="string" office:string-value="47" calcext:value-type="string">
            <text:p>47</text:p>
          </table:table-cell>
          <table:table-cell table:formula="of:=DEC2HEX(['Decimal with conversions'.M5])" office:value-type="string" office:string-value="48" calcext:value-type="string">
            <text:p>48</text:p>
          </table:table-cell>
          <table:table-cell table:formula="of:=DEC2HEX(['Decimal with conversions'.N5])" office:value-type="string" office:string-value="49" calcext:value-type="string">
            <text:p>49</text:p>
          </table:table-cell>
          <table:table-cell table:formula="of:=DEC2HEX(['Decimal with conversions'.O5])" office:value-type="string" office:string-value="4A" calcext:value-type="string">
            <text:p>4A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formula="of:=DEC2HEX(['Decimal with conversions'.A6])" office:value-type="string" office:string-value="4B" calcext:value-type="string">
            <text:p>4B</text:p>
          </table:table-cell>
          <table:table-cell table:formula="of:=DEC2HEX(['Decimal with conversions'.B6])" office:value-type="string" office:string-value="4C" calcext:value-type="string">
            <text:p>4C</text:p>
          </table:table-cell>
          <table:table-cell table:formula="of:=DEC2HEX(['Decimal with conversions'.C6])" office:value-type="string" office:string-value="4D" calcext:value-type="string">
            <text:p>4D</text:p>
          </table:table-cell>
          <table:table-cell table:style-name="ce3" table:formula="of:=DEC2HEX(['Decimal with conversions'.D6])" office:value-type="string" office:string-value="4E" calcext:value-type="string">
            <text:p>4E</text:p>
          </table:table-cell>
          <table:table-cell table:style-name="ce2" table:formula="of:=DEC2HEX(['Decimal with conversions'.E6])" office:value-type="string" office:string-value="4F" calcext:value-type="string">
            <text:p>4F</text:p>
          </table:table-cell>
          <table:table-cell table:style-name="ce3" table:formula="of:=DEC2HEX(['Decimal with conversions'.F6])" office:value-type="string" office:string-value="50" calcext:value-type="string">
            <text:p>50</text:p>
          </table:table-cell>
          <table:table-cell table:style-name="ce2" table:formula="of:=DEC2HEX(['Decimal with conversions'.G6])" office:value-type="string" office:string-value="51" calcext:value-type="string">
            <text:p>51</text:p>
          </table:table-cell>
          <table:table-cell table:style-name="ce3" table:formula="of:=DEC2HEX(['Decimal with conversions'.H6])" office:value-type="string" office:string-value="52" calcext:value-type="string">
            <text:p>52</text:p>
          </table:table-cell>
          <table:table-cell table:style-name="ce2" table:formula="of:=DEC2HEX(['Decimal with conversions'.I6])" office:value-type="string" office:string-value="53" calcext:value-type="string">
            <text:p>53</text:p>
          </table:table-cell>
          <table:table-cell table:style-name="ce3" table:formula="of:=DEC2HEX(['Decimal with conversions'.J6])" office:value-type="string" office:string-value="54" calcext:value-type="string">
            <text:p>54</text:p>
          </table:table-cell>
          <table:table-cell table:style-name="ce2" table:formula="of:=DEC2HEX(['Decimal with conversions'.K6])" office:value-type="string" office:string-value="55" calcext:value-type="string">
            <text:p>55</text:p>
          </table:table-cell>
          <table:table-cell table:formula="of:=DEC2HEX(['Decimal with conversions'.L6])" office:value-type="string" office:string-value="56" calcext:value-type="string">
            <text:p>56</text:p>
          </table:table-cell>
          <table:table-cell table:formula="of:=DEC2HEX(['Decimal with conversions'.M6])" office:value-type="string" office:string-value="57" calcext:value-type="string">
            <text:p>57</text:p>
          </table:table-cell>
          <table:table-cell table:formula="of:=DEC2HEX(['Decimal with conversions'.N6])" office:value-type="string" office:string-value="58" calcext:value-type="string">
            <text:p>58</text:p>
          </table:table-cell>
          <table:table-cell table:formula="of:=DEC2HEX(['Decimal with conversions'.O6])" office:value-type="string" office:string-value="59" calcext:value-type="string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formula="of:=DEC2HEX(['Decimal with conversions'.A7])" office:value-type="string" office:string-value="5A" calcext:value-type="string">
            <text:p>5A</text:p>
          </table:table-cell>
          <table:table-cell table:formula="of:=DEC2HEX(['Decimal with conversions'.B7])" office:value-type="string" office:string-value="5B" calcext:value-type="string">
            <text:p>5B</text:p>
          </table:table-cell>
          <table:table-cell table:formula="of:=DEC2HEX(['Decimal with conversions'.C7])" office:value-type="string" office:string-value="5C" calcext:value-type="string">
            <text:p>5C</text:p>
          </table:table-cell>
          <table:table-cell table:style-name="ce2" table:formula="of:=DEC2HEX(['Decimal with conversions'.D7])" office:value-type="string" office:string-value="5D" calcext:value-type="string">
            <text:p>5D</text:p>
          </table:table-cell>
          <table:table-cell table:style-name="ce3" table:formula="of:=DEC2HEX(['Decimal with conversions'.E7])" office:value-type="string" office:string-value="5E" calcext:value-type="string">
            <text:p>5E</text:p>
          </table:table-cell>
          <table:table-cell table:style-name="ce2" table:formula="of:=DEC2HEX(['Decimal with conversions'.F7])" office:value-type="string" office:string-value="5F" calcext:value-type="string">
            <text:p>5F</text:p>
          </table:table-cell>
          <table:table-cell table:style-name="ce3" table:formula="of:=DEC2HEX(['Decimal with conversions'.G7])" office:value-type="string" office:string-value="60" calcext:value-type="string">
            <text:p>60</text:p>
          </table:table-cell>
          <table:table-cell table:style-name="ce2" table:formula="of:=DEC2HEX(['Decimal with conversions'.H7])" office:value-type="string" office:string-value="61" calcext:value-type="string">
            <text:p>61</text:p>
          </table:table-cell>
          <table:table-cell table:style-name="ce3" table:formula="of:=DEC2HEX(['Decimal with conversions'.I7])" office:value-type="string" office:string-value="62" calcext:value-type="string">
            <text:p>62</text:p>
          </table:table-cell>
          <table:table-cell table:style-name="ce2" table:formula="of:=DEC2HEX(['Decimal with conversions'.J7])" office:value-type="string" office:string-value="63" calcext:value-type="string">
            <text:p>63</text:p>
          </table:table-cell>
          <table:table-cell table:style-name="ce3" table:formula="of:=DEC2HEX(['Decimal with conversions'.K7])" office:value-type="string" office:string-value="64" calcext:value-type="string">
            <text:p>64</text:p>
          </table:table-cell>
          <table:table-cell table:formula="of:=DEC2HEX(['Decimal with conversions'.L7])" office:value-type="string" office:string-value="65" calcext:value-type="string">
            <text:p>65</text:p>
          </table:table-cell>
          <table:table-cell table:formula="of:=DEC2HEX(['Decimal with conversions'.M7])" office:value-type="string" office:string-value="66" calcext:value-type="string">
            <text:p>66</text:p>
          </table:table-cell>
          <table:table-cell table:formula="of:=DEC2HEX(['Decimal with conversions'.N7])" office:value-type="string" office:string-value="67" calcext:value-type="string">
            <text:p>67</text:p>
          </table:table-cell>
          <table:table-cell table:formula="of:=DEC2HEX(['Decimal with conversions'.O7])" office:value-type="string" office:string-value="68" calcext:value-type="string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formula="of:=DEC2HEX(['Decimal with conversions'.A8])" office:value-type="string" office:string-value="69" calcext:value-type="string">
            <text:p>69</text:p>
          </table:table-cell>
          <table:table-cell table:formula="of:=DEC2HEX(['Decimal with conversions'.B8])" office:value-type="string" office:string-value="6A" calcext:value-type="string">
            <text:p>6A</text:p>
          </table:table-cell>
          <table:table-cell table:formula="of:=DEC2HEX(['Decimal with conversions'.C8])" office:value-type="string" office:string-value="6B" calcext:value-type="string">
            <text:p>6B</text:p>
          </table:table-cell>
          <table:table-cell table:style-name="ce3" table:formula="of:=DEC2HEX(['Decimal with conversions'.D8])" office:value-type="string" office:string-value="6C" calcext:value-type="string">
            <text:p>6C</text:p>
          </table:table-cell>
          <table:table-cell table:style-name="ce2" table:formula="of:=DEC2HEX(['Decimal with conversions'.E8])" office:value-type="string" office:string-value="6D" calcext:value-type="string">
            <text:p>6D</text:p>
          </table:table-cell>
          <table:table-cell table:style-name="ce3" table:formula="of:=DEC2HEX(['Decimal with conversions'.F8])" office:value-type="string" office:string-value="6E" calcext:value-type="string">
            <text:p>6E</text:p>
          </table:table-cell>
          <table:table-cell table:style-name="ce2" table:formula="of:=DEC2HEX(['Decimal with conversions'.G8])" office:value-type="string" office:string-value="6F" calcext:value-type="string">
            <text:p>6F</text:p>
          </table:table-cell>
          <table:table-cell table:style-name="ce3" table:formula="of:=DEC2HEX(['Decimal with conversions'.H8])" office:value-type="string" office:string-value="70" calcext:value-type="string">
            <text:p>70</text:p>
          </table:table-cell>
          <table:table-cell table:style-name="ce2" table:formula="of:=DEC2HEX(['Decimal with conversions'.I8])" office:value-type="string" office:string-value="71" calcext:value-type="string">
            <text:p>71</text:p>
          </table:table-cell>
          <table:table-cell table:style-name="ce3" table:formula="of:=DEC2HEX(['Decimal with conversions'.J8])" office:value-type="string" office:string-value="72" calcext:value-type="string">
            <text:p>72</text:p>
          </table:table-cell>
          <table:table-cell table:style-name="ce2" table:formula="of:=DEC2HEX(['Decimal with conversions'.K8])" office:value-type="string" office:string-value="73" calcext:value-type="string">
            <text:p>73</text:p>
          </table:table-cell>
          <table:table-cell table:formula="of:=DEC2HEX(['Decimal with conversions'.L8])" office:value-type="string" office:string-value="74" calcext:value-type="string">
            <text:p>74</text:p>
          </table:table-cell>
          <table:table-cell table:formula="of:=DEC2HEX(['Decimal with conversions'.M8])" office:value-type="string" office:string-value="75" calcext:value-type="string">
            <text:p>75</text:p>
          </table:table-cell>
          <table:table-cell table:formula="of:=DEC2HEX(['Decimal with conversions'.N8])" office:value-type="string" office:string-value="76" calcext:value-type="string">
            <text:p>76</text:p>
          </table:table-cell>
          <table:table-cell table:formula="of:=DEC2HEX(['Decimal with conversions'.O8])" office:value-type="string" office:string-value="77" calcext:value-type="string">
            <text:p>77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formula="of:=DEC2HEX(['Decimal with conversions'.A9])" office:value-type="string" office:string-value="78" calcext:value-type="string">
            <text:p>78</text:p>
          </table:table-cell>
          <table:table-cell table:formula="of:=DEC2HEX(['Decimal with conversions'.B9])" office:value-type="string" office:string-value="79" calcext:value-type="string">
            <text:p>79</text:p>
          </table:table-cell>
          <table:table-cell table:formula="of:=DEC2HEX(['Decimal with conversions'.C9])" office:value-type="string" office:string-value="7A" calcext:value-type="string">
            <text:p>7A</text:p>
          </table:table-cell>
          <table:table-cell table:style-name="ce2" table:formula="of:=DEC2HEX(['Decimal with conversions'.D9])" office:value-type="string" office:string-value="7B" calcext:value-type="string">
            <text:p>7B</text:p>
          </table:table-cell>
          <table:table-cell table:style-name="ce3" table:formula="of:=DEC2HEX(['Decimal with conversions'.E9])" office:value-type="string" office:string-value="7C" calcext:value-type="string">
            <text:p>7C</text:p>
          </table:table-cell>
          <table:table-cell table:style-name="ce2" table:formula="of:=DEC2HEX(['Decimal with conversions'.F9])" office:value-type="string" office:string-value="7D" calcext:value-type="string">
            <text:p>7D</text:p>
          </table:table-cell>
          <table:table-cell table:style-name="ce3" table:formula="of:=DEC2HEX(['Decimal with conversions'.G9])" office:value-type="string" office:string-value="7E" calcext:value-type="string">
            <text:p>7E</text:p>
          </table:table-cell>
          <table:table-cell table:style-name="ce2" table:formula="of:=DEC2HEX(['Decimal with conversions'.H9])" office:value-type="string" office:string-value="7F" calcext:value-type="string">
            <text:p>7F</text:p>
          </table:table-cell>
          <table:table-cell table:style-name="ce3" table:formula="of:=DEC2HEX(['Decimal with conversions'.I9])" office:value-type="string" office:string-value="80" calcext:value-type="string">
            <text:p>80</text:p>
          </table:table-cell>
          <table:table-cell table:style-name="ce2" table:formula="of:=DEC2HEX(['Decimal with conversions'.J9])" office:value-type="string" office:string-value="81" calcext:value-type="string">
            <text:p>81</text:p>
          </table:table-cell>
          <table:table-cell table:style-name="ce3" table:formula="of:=DEC2HEX(['Decimal with conversions'.K9])" office:value-type="string" office:string-value="82" calcext:value-type="string">
            <text:p>82</text:p>
          </table:table-cell>
          <table:table-cell table:formula="of:=DEC2HEX(['Decimal with conversions'.L9])" office:value-type="string" office:string-value="83" calcext:value-type="string">
            <text:p>83</text:p>
          </table:table-cell>
          <table:table-cell table:formula="of:=DEC2HEX(['Decimal with conversions'.M9])" office:value-type="string" office:string-value="84" calcext:value-type="string">
            <text:p>84</text:p>
          </table:table-cell>
          <table:table-cell table:formula="of:=DEC2HEX(['Decimal with conversions'.N9])" office:value-type="string" office:string-value="85" calcext:value-type="string">
            <text:p>85</text:p>
          </table:table-cell>
          <table:table-cell table:formula="of:=DEC2HEX(['Decimal with conversions'.O9])" office:value-type="string" office:string-value="86" calcext:value-type="string">
            <text:p>86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formula="of:=DEC2HEX(['Decimal with conversions'.A10])" office:value-type="string" office:string-value="87" calcext:value-type="string">
            <text:p>87</text:p>
          </table:table-cell>
          <table:table-cell table:formula="of:=DEC2HEX(['Decimal with conversions'.B10])" office:value-type="string" office:string-value="88" calcext:value-type="string">
            <text:p>88</text:p>
          </table:table-cell>
          <table:table-cell table:formula="of:=DEC2HEX(['Decimal with conversions'.C10])" office:value-type="string" office:string-value="89" calcext:value-type="string">
            <text:p>89</text:p>
          </table:table-cell>
          <table:table-cell table:style-name="ce3" table:formula="of:=DEC2HEX(['Decimal with conversions'.D10])" office:value-type="string" office:string-value="8A" calcext:value-type="string">
            <text:p>8A</text:p>
          </table:table-cell>
          <table:table-cell table:style-name="ce2" table:formula="of:=DEC2HEX(['Decimal with conversions'.E10])" office:value-type="string" office:string-value="8B" calcext:value-type="string">
            <text:p>8B</text:p>
          </table:table-cell>
          <table:table-cell table:style-name="ce3" table:formula="of:=DEC2HEX(['Decimal with conversions'.F10])" office:value-type="string" office:string-value="8C" calcext:value-type="string">
            <text:p>8C</text:p>
          </table:table-cell>
          <table:table-cell table:style-name="ce2" table:formula="of:=DEC2HEX(['Decimal with conversions'.G10])" office:value-type="string" office:string-value="8D" calcext:value-type="string">
            <text:p>8D</text:p>
          </table:table-cell>
          <table:table-cell table:style-name="ce3" table:formula="of:=DEC2HEX(['Decimal with conversions'.H10])" office:value-type="string" office:string-value="8E" calcext:value-type="string">
            <text:p>8E</text:p>
          </table:table-cell>
          <table:table-cell table:style-name="ce2" table:formula="of:=DEC2HEX(['Decimal with conversions'.I10])" office:value-type="string" office:string-value="8F" calcext:value-type="string">
            <text:p>8F</text:p>
          </table:table-cell>
          <table:table-cell table:style-name="ce3" table:formula="of:=DEC2HEX(['Decimal with conversions'.J10])" office:value-type="string" office:string-value="90" calcext:value-type="string">
            <text:p>90</text:p>
          </table:table-cell>
          <table:table-cell table:style-name="ce2" table:formula="of:=DEC2HEX(['Decimal with conversions'.K10])" office:value-type="string" office:string-value="91" calcext:value-type="string">
            <text:p>91</text:p>
          </table:table-cell>
          <table:table-cell table:formula="of:=DEC2HEX(['Decimal with conversions'.L10])" office:value-type="string" office:string-value="92" calcext:value-type="string">
            <text:p>92</text:p>
          </table:table-cell>
          <table:table-cell table:formula="of:=DEC2HEX(['Decimal with conversions'.M10])" office:value-type="string" office:string-value="93" calcext:value-type="string">
            <text:p>93</text:p>
          </table:table-cell>
          <table:table-cell table:formula="of:=DEC2HEX(['Decimal with conversions'.N10])" office:value-type="string" office:string-value="94" calcext:value-type="string">
            <text:p>94</text:p>
          </table:table-cell>
          <table:table-cell table:formula="of:=DEC2HEX(['Decimal with conversions'.O10])" office:value-type="string" office:string-value="95" calcext:value-type="string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formula="of:=DEC2HEX(['Decimal with conversions'.A11])" office:value-type="string" office:string-value="96" calcext:value-type="string">
            <text:p>96</text:p>
          </table:table-cell>
          <table:table-cell table:formula="of:=DEC2HEX(['Decimal with conversions'.B11])" office:value-type="string" office:string-value="97" calcext:value-type="string">
            <text:p>97</text:p>
          </table:table-cell>
          <table:table-cell table:formula="of:=DEC2HEX(['Decimal with conversions'.C11])" office:value-type="string" office:string-value="98" calcext:value-type="string">
            <text:p>98</text:p>
          </table:table-cell>
          <table:table-cell table:formula="of:=DEC2HEX(['Decimal with conversions'.D11])" office:value-type="string" office:string-value="99" calcext:value-type="string">
            <text:p>99</text:p>
          </table:table-cell>
          <table:table-cell table:formula="of:=DEC2HEX(['Decimal with conversions'.E11])" office:value-type="string" office:string-value="9A" calcext:value-type="string">
            <text:p>9A</text:p>
          </table:table-cell>
          <table:table-cell table:formula="of:=DEC2HEX(['Decimal with conversions'.F11])" office:value-type="string" office:string-value="9B" calcext:value-type="string">
            <text:p>9B</text:p>
          </table:table-cell>
          <table:table-cell table:formula="of:=DEC2HEX(['Decimal with conversions'.G11])" office:value-type="string" office:string-value="9C" calcext:value-type="string">
            <text:p>9C</text:p>
          </table:table-cell>
          <table:table-cell table:formula="of:=DEC2HEX(['Decimal with conversions'.H11])" office:value-type="string" office:string-value="9D" calcext:value-type="string">
            <text:p>9D</text:p>
          </table:table-cell>
          <table:table-cell table:formula="of:=DEC2HEX(['Decimal with conversions'.I11])" office:value-type="string" office:string-value="9E" calcext:value-type="string">
            <text:p>9E</text:p>
          </table:table-cell>
          <table:table-cell table:formula="of:=DEC2HEX(['Decimal with conversions'.J11])" office:value-type="string" office:string-value="9F" calcext:value-type="string">
            <text:p>9F</text:p>
          </table:table-cell>
          <table:table-cell table:formula="of:=DEC2HEX(['Decimal with conversions'.K11])" office:value-type="string" office:string-value="A0" calcext:value-type="string">
            <text:p>A0</text:p>
          </table:table-cell>
          <table:table-cell table:formula="of:=DEC2HEX(['Decimal with conversions'.L11])" office:value-type="string" office:string-value="A1" calcext:value-type="string">
            <text:p>A1</text:p>
          </table:table-cell>
          <table:table-cell table:formula="of:=DEC2HEX(['Decimal with conversions'.M11])" office:value-type="string" office:string-value="A2" calcext:value-type="string">
            <text:p>A2</text:p>
          </table:table-cell>
          <table:table-cell table:formula="of:=DEC2HEX(['Decimal with conversions'.N11])" office:value-type="string" office:string-value="A3" calcext:value-type="string">
            <text:p>A3</text:p>
          </table:table-cell>
          <table:table-cell table:formula="of:=DEC2HEX(['Decimal with conversions'.O11])" office:value-type="string" office:string-value="A4" calcext:value-type="string">
            <text:p>A4</text:p>
          </table:table-cell>
          <table:table-cell table:style-name="Default"/>
          <table:table-cell table:number-columns-repeated="1008"/>
        </table:table-row>
        <table:table-row table:style-name="ro1">
          <table:table-cell table:formula="of:=DEC2HEX(['Decimal with conversions'.A12])" office:value-type="string" office:string-value="A5" calcext:value-type="string">
            <text:p>A5</text:p>
          </table:table-cell>
          <table:table-cell table:formula="of:=DEC2HEX(['Decimal with conversions'.B12])" office:value-type="string" office:string-value="A6" calcext:value-type="string">
            <text:p>A6</text:p>
          </table:table-cell>
          <table:table-cell table:formula="of:=DEC2HEX(['Decimal with conversions'.C12])" office:value-type="string" office:string-value="A7" calcext:value-type="string">
            <text:p>A7</text:p>
          </table:table-cell>
          <table:table-cell table:formula="of:=DEC2HEX(['Decimal with conversions'.D12])" office:value-type="string" office:string-value="A8" calcext:value-type="string">
            <text:p>A8</text:p>
          </table:table-cell>
          <table:table-cell table:formula="of:=DEC2HEX(['Decimal with conversions'.E12])" office:value-type="string" office:string-value="A9" calcext:value-type="string">
            <text:p>A9</text:p>
          </table:table-cell>
          <table:table-cell table:formula="of:=DEC2HEX(['Decimal with conversions'.F12])" office:value-type="string" office:string-value="AA" calcext:value-type="string">
            <text:p>AA</text:p>
          </table:table-cell>
          <table:table-cell table:formula="of:=DEC2HEX(['Decimal with conversions'.G12])" office:value-type="string" office:string-value="AB" calcext:value-type="string">
            <text:p>AB</text:p>
          </table:table-cell>
          <table:table-cell table:formula="of:=DEC2HEX(['Decimal with conversions'.H12])" office:value-type="string" office:string-value="AC" calcext:value-type="string">
            <text:p>AC</text:p>
          </table:table-cell>
          <table:table-cell table:formula="of:=DEC2HEX(['Decimal with conversions'.I12])" office:value-type="string" office:string-value="AD" calcext:value-type="string">
            <text:p>AD</text:p>
          </table:table-cell>
          <table:table-cell table:formula="of:=DEC2HEX(['Decimal with conversions'.J12])" office:value-type="string" office:string-value="AE" calcext:value-type="string">
            <text:p>AE</text:p>
          </table:table-cell>
          <table:table-cell table:formula="of:=DEC2HEX(['Decimal with conversions'.K12])" office:value-type="string" office:string-value="AF" calcext:value-type="string">
            <text:p>AF</text:p>
          </table:table-cell>
          <table:table-cell table:formula="of:=DEC2HEX(['Decimal with conversions'.L12])" office:value-type="string" office:string-value="B0" calcext:value-type="string">
            <text:p>B0</text:p>
          </table:table-cell>
          <table:table-cell table:formula="of:=DEC2HEX(['Decimal with conversions'.M12])" office:value-type="string" office:string-value="B1" calcext:value-type="string">
            <text:p>B1</text:p>
          </table:table-cell>
          <table:table-cell table:formula="of:=DEC2HEX(['Decimal with conversions'.N12])" office:value-type="string" office:string-value="B2" calcext:value-type="string">
            <text:p>B2</text:p>
          </table:table-cell>
          <table:table-cell table:formula="of:=DEC2HEX(['Decimal with conversions'.O12])" office:value-type="string" office:string-value="B3" calcext:value-type="string">
            <text:p>B3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5"/>
          <table:table-cell table:number-columns-repeated="1008"/>
        </table:table-row>
      </table:table>
      <table:table table:name="Pieces" table:style-name="ta1">
        <table:table-column table:style-name="co1" table:number-columns-repeated="15" table:default-cell-style-name="ce1"/>
        <table:table-column table:style-name="co1" table:default-cell-style-name="ce4"/>
        <table:table-column table:style-name="co1" table:number-columns-repeated="100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♜</text:p>
          </table:table-cell>
          <table:table-cell table:style-name="ce8" office:value-type="string" calcext:value-type="string">
            <text:p>♞</text:p>
          </table:table-cell>
          <table:table-cell table:style-name="ce7" office:value-type="string" calcext:value-type="string">
            <text:p>♝</text:p>
          </table:table-cell>
          <table:table-cell table:style-name="ce8" office:value-type="string" calcext:value-type="string">
            <text:p>♛</text:p>
          </table:table-cell>
          <table:table-cell table:style-name="ce7" office:value-type="string" calcext:value-type="string">
            <text:p>♚</text:p>
          </table:table-cell>
          <table:table-cell table:style-name="ce8" office:value-type="string" calcext:value-type="string">
            <text:p>♝</text:p>
          </table:table-cell>
          <table:table-cell table:style-name="ce7" office:value-type="string" calcext:value-type="string">
            <text:p>♞</text:p>
          </table:table-cell>
          <table:table-cell table:style-name="ce8" office:value-type="string" calcext:value-type="string">
            <text:p>♜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8" office:value-type="string" calcext:value-type="string">
            <text:p>♟</text:p>
          </table:table-cell>
          <table:table-cell table:style-name="ce7" office:value-type="string" calcext:value-type="string">
            <text:p>♟</text:p>
          </table:table-cell>
          <table:table-cell table:style-name="ce8" office:value-type="string" calcext:value-type="string">
            <text:p>♟</text:p>
          </table:table-cell>
          <table:table-cell table:style-name="ce7" office:value-type="string" calcext:value-type="string">
            <text:p>♟</text:p>
          </table:table-cell>
          <table:table-cell table:style-name="ce8" office:value-type="string" calcext:value-type="string">
            <text:p>♟</text:p>
          </table:table-cell>
          <table:table-cell table:style-name="ce7" office:value-type="string" calcext:value-type="string">
            <text:p>♟</text:p>
          </table:table-cell>
          <table:table-cell table:style-name="ce8" office:value-type="string" calcext:value-type="string">
            <text:p>♟</text:p>
          </table:table-cell>
          <table:table-cell table:style-name="ce7" office:value-type="string" calcext:value-type="string">
            <text:p>♟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♟</text:p>
          </table:table-cell>
          <table:table-cell table:style-name="ce3" office:value-type="string" calcext:value-type="string">
            <text:p>♟</text:p>
          </table:table-cell>
          <table:table-cell table:style-name="ce2" office:value-type="string" calcext:value-type="string">
            <text:p>♟</text:p>
          </table:table-cell>
          <table:table-cell table:style-name="ce3" office:value-type="string" calcext:value-type="string">
            <text:p>♟</text:p>
          </table:table-cell>
          <table:table-cell table:style-name="ce2" office:value-type="string" calcext:value-type="string">
            <text:p>♟</text:p>
          </table:table-cell>
          <table:table-cell table:style-name="ce3" office:value-type="string" calcext:value-type="string">
            <text:p>♟</text:p>
          </table:table-cell>
          <table:table-cell table:style-name="ce2" office:value-type="string" calcext:value-type="string">
            <text:p>♟</text:p>
          </table:table-cell>
          <table:table-cell table:style-name="ce3" office:value-type="string" calcext:value-type="string">
            <text:p>♟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♜</text:p>
          </table:table-cell>
          <table:table-cell table:style-name="ce2" office:value-type="string" calcext:value-type="string">
            <text:p>♞</text:p>
          </table:table-cell>
          <table:table-cell table:style-name="ce3" office:value-type="string" calcext:value-type="string">
            <text:p>♝</text:p>
          </table:table-cell>
          <table:table-cell table:style-name="ce2" office:value-type="string" calcext:value-type="string">
            <text:p>♛</text:p>
          </table:table-cell>
          <table:table-cell table:style-name="ce3" office:value-type="string" calcext:value-type="string">
            <text:p>♚</text:p>
          </table:table-cell>
          <table:table-cell table:style-name="ce2" office:value-type="string" calcext:value-type="string">
            <text:p>♝</text:p>
          </table:table-cell>
          <table:table-cell table:style-name="ce3" office:value-type="string" calcext:value-type="string">
            <text:p>♞</text:p>
          </table:table-cell>
          <table:table-cell table:style-name="ce2" office:value-type="string" calcext:value-type="string">
            <text:p>♜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5"/>
          <table:table-cell table:number-columns-repeated="1008"/>
        </table:table-row>
      </table:table>
      <table:table table:name="Rank and File" table:style-name="ta1">
        <table:table-column table:style-name="co1" table:number-columns-repeated="15" table:default-cell-style-name="ce1"/>
        <table:table-column table:style-name="co1" table:default-cell-style-name="ce4"/>
        <table:table-column table:style-name="co1" table:number-columns-repeated="100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9" table:formula="of:=CONCATENATE([.D$13];[.$P3])" office:value-type="string" office:string-value="A1" calcext:value-type="string">
            <text:p>A1</text:p>
          </table:table-cell>
          <table:table-cell table:style-name="ce10" table:formula="of:=CONCATENATE([.E$13];[.$P3])" office:value-type="string" office:string-value="B1" calcext:value-type="string">
            <text:p>B1</text:p>
          </table:table-cell>
          <table:table-cell table:style-name="ce9" table:formula="of:=CONCATENATE([.F$13];[.$P3])" office:value-type="string" office:string-value="C1" calcext:value-type="string">
            <text:p>C1</text:p>
          </table:table-cell>
          <table:table-cell table:style-name="ce10" table:formula="of:=CONCATENATE([.G$13];[.$P3])" office:value-type="string" office:string-value="D1" calcext:value-type="string">
            <text:p>D1</text:p>
          </table:table-cell>
          <table:table-cell table:style-name="ce9" table:formula="of:=CONCATENATE([.H$13];[.$P3])" office:value-type="string" office:string-value="E1" calcext:value-type="string">
            <text:p>E1</text:p>
          </table:table-cell>
          <table:table-cell table:style-name="ce10" table:formula="of:=CONCATENATE([.I$13];[.$P3])" office:value-type="string" office:string-value="F1" calcext:value-type="string">
            <text:p>F1</text:p>
          </table:table-cell>
          <table:table-cell table:style-name="ce9" table:formula="of:=CONCATENATE([.J$13];[.$P3])" office:value-type="string" office:string-value="G1" calcext:value-type="string">
            <text:p>G1</text:p>
          </table:table-cell>
          <table:table-cell table:style-name="ce10" table:formula="of:=CONCATENATE([.K$13];[.$P3])" office:value-type="string" office:string-value="H1" calcext:value-type="string">
            <text:p>H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table:formula="of:=CONCATENATE([.D$13];[.$P4])" office:value-type="string" office:string-value="A2" calcext:value-type="string">
            <text:p>A2</text:p>
          </table:table-cell>
          <table:table-cell table:style-name="ce9" table:formula="of:=CONCATENATE([.E$13];[.$P4])" office:value-type="string" office:string-value="B2" calcext:value-type="string">
            <text:p>B2</text:p>
          </table:table-cell>
          <table:table-cell table:style-name="ce10" table:formula="of:=CONCATENATE([.F$13];[.$P4])" office:value-type="string" office:string-value="C2" calcext:value-type="string">
            <text:p>C2</text:p>
          </table:table-cell>
          <table:table-cell table:style-name="ce9" table:formula="of:=CONCATENATE([.G$13];[.$P4])" office:value-type="string" office:string-value="D2" calcext:value-type="string">
            <text:p>D2</text:p>
          </table:table-cell>
          <table:table-cell table:style-name="ce10" table:formula="of:=CONCATENATE([.H$13];[.$P4])" office:value-type="string" office:string-value="E2" calcext:value-type="string">
            <text:p>E2</text:p>
          </table:table-cell>
          <table:table-cell table:style-name="ce9" table:formula="of:=CONCATENATE([.I$13];[.$P4])" office:value-type="string" office:string-value="F2" calcext:value-type="string">
            <text:p>F2</text:p>
          </table:table-cell>
          <table:table-cell table:style-name="ce10" table:formula="of:=CONCATENATE([.J$13];[.$P4])" office:value-type="string" office:string-value="G2" calcext:value-type="string">
            <text:p>G2</text:p>
          </table:table-cell>
          <table:table-cell table:style-name="ce9" table:formula="of:=CONCATENATE([.K$13];[.$P4])" office:value-type="string" office:string-value="H2" calcext:value-type="string">
            <text:p>H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9" table:formula="of:=CONCATENATE([.D$13];[.$P5])" office:value-type="string" office:string-value="A3" calcext:value-type="string">
            <text:p>A3</text:p>
          </table:table-cell>
          <table:table-cell table:style-name="ce10" table:formula="of:=CONCATENATE([.E$13];[.$P5])" office:value-type="string" office:string-value="B3" calcext:value-type="string">
            <text:p>B3</text:p>
          </table:table-cell>
          <table:table-cell table:style-name="ce9" table:formula="of:=CONCATENATE([.F$13];[.$P5])" office:value-type="string" office:string-value="C3" calcext:value-type="string">
            <text:p>C3</text:p>
          </table:table-cell>
          <table:table-cell table:style-name="ce10" table:formula="of:=CONCATENATE([.G$13];[.$P5])" office:value-type="string" office:string-value="D3" calcext:value-type="string">
            <text:p>D3</text:p>
          </table:table-cell>
          <table:table-cell table:style-name="ce9" table:formula="of:=CONCATENATE([.H$13];[.$P5])" office:value-type="string" office:string-value="E3" calcext:value-type="string">
            <text:p>E3</text:p>
          </table:table-cell>
          <table:table-cell table:style-name="ce10" table:formula="of:=CONCATENATE([.I$13];[.$P5])" office:value-type="string" office:string-value="F3" calcext:value-type="string">
            <text:p>F3</text:p>
          </table:table-cell>
          <table:table-cell table:style-name="ce9" table:formula="of:=CONCATENATE([.J$13];[.$P5])" office:value-type="string" office:string-value="G3" calcext:value-type="string">
            <text:p>G3</text:p>
          </table:table-cell>
          <table:table-cell table:style-name="ce10" table:formula="of:=CONCATENATE([.K$13];[.$P5])" office:value-type="string" office:string-value="H3" calcext:value-type="string">
            <text:p>H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style-name="ce10" table:formula="of:=CONCATENATE([.D$13];[.$P6])" office:value-type="string" office:string-value="A4" calcext:value-type="string">
            <text:p>A4</text:p>
          </table:table-cell>
          <table:table-cell table:style-name="ce9" table:formula="of:=CONCATENATE([.E$13];[.$P6])" office:value-type="string" office:string-value="B4" calcext:value-type="string">
            <text:p>B4</text:p>
          </table:table-cell>
          <table:table-cell table:style-name="ce10" table:formula="of:=CONCATENATE([.F$13];[.$P6])" office:value-type="string" office:string-value="C4" calcext:value-type="string">
            <text:p>C4</text:p>
          </table:table-cell>
          <table:table-cell table:style-name="ce9" table:formula="of:=CONCATENATE([.G$13];[.$P6])" office:value-type="string" office:string-value="D4" calcext:value-type="string">
            <text:p>D4</text:p>
          </table:table-cell>
          <table:table-cell table:style-name="ce10" table:formula="of:=CONCATENATE([.H$13];[.$P6])" office:value-type="string" office:string-value="E4" calcext:value-type="string">
            <text:p>E4</text:p>
          </table:table-cell>
          <table:table-cell table:style-name="ce9" table:formula="of:=CONCATENATE([.I$13];[.$P6])" office:value-type="string" office:string-value="F4" calcext:value-type="string">
            <text:p>F4</text:p>
          </table:table-cell>
          <table:table-cell table:style-name="ce10" table:formula="of:=CONCATENATE([.J$13];[.$P6])" office:value-type="string" office:string-value="G4" calcext:value-type="string">
            <text:p>G4</text:p>
          </table:table-cell>
          <table:table-cell table:style-name="ce9" table:formula="of:=CONCATENATE([.K$13];[.$P6])" office:value-type="string" office:string-value="H4" calcext:value-type="string">
            <text:p>H4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9" table:formula="of:=CONCATENATE([.D$13];[.$P7])" office:value-type="string" office:string-value="A5" calcext:value-type="string">
            <text:p>A5</text:p>
          </table:table-cell>
          <table:table-cell table:style-name="ce10" table:formula="of:=CONCATENATE([.E$13];[.$P7])" office:value-type="string" office:string-value="B5" calcext:value-type="string">
            <text:p>B5</text:p>
          </table:table-cell>
          <table:table-cell table:style-name="ce9" table:formula="of:=CONCATENATE([.F$13];[.$P7])" office:value-type="string" office:string-value="C5" calcext:value-type="string">
            <text:p>C5</text:p>
          </table:table-cell>
          <table:table-cell table:style-name="ce10" table:formula="of:=CONCATENATE([.G$13];[.$P7])" office:value-type="string" office:string-value="D5" calcext:value-type="string">
            <text:p>D5</text:p>
          </table:table-cell>
          <table:table-cell table:style-name="ce9" table:formula="of:=CONCATENATE([.H$13];[.$P7])" office:value-type="string" office:string-value="E5" calcext:value-type="string">
            <text:p>E5</text:p>
          </table:table-cell>
          <table:table-cell table:style-name="ce10" table:formula="of:=CONCATENATE([.I$13];[.$P7])" office:value-type="string" office:string-value="F5" calcext:value-type="string">
            <text:p>F5</text:p>
          </table:table-cell>
          <table:table-cell table:style-name="ce9" table:formula="of:=CONCATENATE([.J$13];[.$P7])" office:value-type="string" office:string-value="G5" calcext:value-type="string">
            <text:p>G5</text:p>
          </table:table-cell>
          <table:table-cell table:style-name="ce10" table:formula="of:=CONCATENATE([.K$13];[.$P7])" office:value-type="string" office:string-value="H5" calcext:value-type="string">
            <text:p>H5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10" table:formula="of:=CONCATENATE([.D$13];[.$P8])" office:value-type="string" office:string-value="A6" calcext:value-type="string">
            <text:p>A6</text:p>
          </table:table-cell>
          <table:table-cell table:style-name="ce9" table:formula="of:=CONCATENATE([.E$13];[.$P8])" office:value-type="string" office:string-value="B6" calcext:value-type="string">
            <text:p>B6</text:p>
          </table:table-cell>
          <table:table-cell table:style-name="ce10" table:formula="of:=CONCATENATE([.F$13];[.$P8])" office:value-type="string" office:string-value="C6" calcext:value-type="string">
            <text:p>C6</text:p>
          </table:table-cell>
          <table:table-cell table:style-name="ce9" table:formula="of:=CONCATENATE([.G$13];[.$P8])" office:value-type="string" office:string-value="D6" calcext:value-type="string">
            <text:p>D6</text:p>
          </table:table-cell>
          <table:table-cell table:style-name="ce10" table:formula="of:=CONCATENATE([.H$13];[.$P8])" office:value-type="string" office:string-value="E6" calcext:value-type="string">
            <text:p>E6</text:p>
          </table:table-cell>
          <table:table-cell table:style-name="ce9" table:formula="of:=CONCATENATE([.I$13];[.$P8])" office:value-type="string" office:string-value="F6" calcext:value-type="string">
            <text:p>F6</text:p>
          </table:table-cell>
          <table:table-cell table:style-name="ce10" table:formula="of:=CONCATENATE([.J$13];[.$P8])" office:value-type="string" office:string-value="G6" calcext:value-type="string">
            <text:p>G6</text:p>
          </table:table-cell>
          <table:table-cell table:style-name="ce9" table:formula="of:=CONCATENATE([.K$13];[.$P8])" office:value-type="string" office:string-value="H6" calcext:value-type="string">
            <text:p>H6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9" table:formula="of:=CONCATENATE([.D$13];[.$P9])" office:value-type="string" office:string-value="A7" calcext:value-type="string">
            <text:p>A7</text:p>
          </table:table-cell>
          <table:table-cell table:style-name="ce10" table:formula="of:=CONCATENATE([.E$13];[.$P9])" office:value-type="string" office:string-value="B7" calcext:value-type="string">
            <text:p>B7</text:p>
          </table:table-cell>
          <table:table-cell table:style-name="ce9" table:formula="of:=CONCATENATE([.F$13];[.$P9])" office:value-type="string" office:string-value="C7" calcext:value-type="string">
            <text:p>C7</text:p>
          </table:table-cell>
          <table:table-cell table:style-name="ce10" table:formula="of:=CONCATENATE([.G$13];[.$P9])" office:value-type="string" office:string-value="D7" calcext:value-type="string">
            <text:p>D7</text:p>
          </table:table-cell>
          <table:table-cell table:style-name="ce9" table:formula="of:=CONCATENATE([.H$13];[.$P9])" office:value-type="string" office:string-value="E7" calcext:value-type="string">
            <text:p>E7</text:p>
          </table:table-cell>
          <table:table-cell table:style-name="ce10" table:formula="of:=CONCATENATE([.I$13];[.$P9])" office:value-type="string" office:string-value="F7" calcext:value-type="string">
            <text:p>F7</text:p>
          </table:table-cell>
          <table:table-cell table:style-name="ce9" table:formula="of:=CONCATENATE([.J$13];[.$P9])" office:value-type="string" office:string-value="G7" calcext:value-type="string">
            <text:p>G7</text:p>
          </table:table-cell>
          <table:table-cell table:style-name="ce10" table:formula="of:=CONCATENATE([.K$13];[.$P9])" office:value-type="string" office:string-value="H7" calcext:value-type="string">
            <text:p>H7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style-name="ce10" table:formula="of:=CONCATENATE([.D$13];[.$P10])" office:value-type="string" office:string-value="A8" calcext:value-type="string">
            <text:p>A8</text:p>
          </table:table-cell>
          <table:table-cell table:style-name="ce9" table:formula="of:=CONCATENATE([.E$13];[.$P10])" office:value-type="string" office:string-value="B8" calcext:value-type="string">
            <text:p>B8</text:p>
          </table:table-cell>
          <table:table-cell table:style-name="ce10" table:formula="of:=CONCATENATE([.F$13];[.$P10])" office:value-type="string" office:string-value="C8" calcext:value-type="string">
            <text:p>C8</text:p>
          </table:table-cell>
          <table:table-cell table:style-name="ce9" table:formula="of:=CONCATENATE([.G$13];[.$P10])" office:value-type="string" office:string-value="D8" calcext:value-type="string">
            <text:p>D8</text:p>
          </table:table-cell>
          <table:table-cell table:style-name="ce10" table:formula="of:=CONCATENATE([.H$13];[.$P10])" office:value-type="string" office:string-value="E8" calcext:value-type="string">
            <text:p>E8</text:p>
          </table:table-cell>
          <table:table-cell table:style-name="ce9" table:formula="of:=CONCATENATE([.I$13];[.$P10])" office:value-type="string" office:string-value="F8" calcext:value-type="string">
            <text:p>F8</text:p>
          </table:table-cell>
          <table:table-cell table:style-name="ce10" table:formula="of:=CONCATENATE([.J$13];[.$P10])" office:value-type="string" office:string-value="G8" calcext:value-type="string">
            <text:p>G8</text:p>
          </table:table-cell>
          <table:table-cell table:style-name="ce9" table:formula="of:=CONCATENATE([.K$13];[.$P10])" office:value-type="string" office:string-value="H8" calcext:value-type="string">
            <text:p>H8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5"/>
          <table:table-cell table:number-columns-repeated="1008"/>
        </table:table-row>
      </table:table>
      <table:table table:name="Delta Truth Table" table:style-name="ta1">
        <table:table-column table:style-name="co2" table:default-cell-style-name="ce12"/>
        <table:table-column table:style-name="co3" table:default-cell-style-name="ce14"/>
        <table:table-column table:style-name="co4" table:default-cell-style-name="ce15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5" table:default-cell-style-name="ce14"/>
        <table:table-row table:style-name="ro1">
          <table:table-cell table:style-name="ce11" office:value-type="string" calcext:value-type="string">
            <text:p>Difference</text:p>
          </table:table-cell>
          <table:table-cell table:style-name="ce13" office:value-type="string" calcext:value-type="string">
            <text:p>Diagonal</text:p>
          </table:table-cell>
          <table:table-cell table:style-name="ce4" office:value-type="string" calcext:value-type="string">
            <text:p>Vertical</text:p>
          </table:table-cell>
          <table:table-cell table:style-name="ce4" office:value-type="string" calcext:value-type="string">
            <text:p>Horizontal</text:p>
          </table:table-cell>
          <table:table-cell table:style-name="ce4" office:value-type="string" calcext:value-type="string">
            <text:p>Rook</text:p>
          </table:table-cell>
          <table:table-cell table:style-name="ce4" office:value-type="string" calcext:value-type="string">
            <text:p>Knight</text:p>
          </table:table-cell>
          <table:table-cell table:style-name="ce4" office:value-type="string" calcext:value-type="string">
            <text:p>K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R(MOD([.A2];16)=0;MOD([.A2];14)=0)" office:value-type="boolean" office:boolean-value="false" calcext:value-type="boolean">
            <text:p>FALSE</text:p>
          </table:table-cell>
          <table:table-cell table:formula="of:=MOD([.A2];15)=0" office:value-type="boolean" office:boolean-value="false" calcext:value-type="boolean">
            <text:p>FALSE</text:p>
          </table:table-cell>
          <table:table-cell table:formula="of:=[.A2]&lt;8" office:value-type="boolean" office:boolean-value="true" calcext:value-type="boolean">
            <text:p>TRUE</text:p>
          </table:table-cell>
          <table:table-cell table:formula="of:=OR([.C2];[.D2])" office:value-type="boolean" office:boolean-value="true" calcext:value-type="boolean">
            <text:p>TRUE</text:p>
          </table:table-cell>
          <table:table-cell table:formula="of:=OR([.A2]=13;[.A2]=17;[.A2]=29;[.A2]=31)" office:value-type="boolean" office:boolean-value="false" calcext:value-type="boolean">
            <text:p>FALSE</text:p>
          </table:table-cell>
          <table:table-cell table:formula="of:=OR([.A2]=1;[.A2]=14;[.A2]=15;[.A2]=16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OR(MOD([.A3];16)=0;MOD([.A3];14)=0)" office:value-type="boolean" office:boolean-value="false" calcext:value-type="boolean">
            <text:p>FALSE</text:p>
          </table:table-cell>
          <table:table-cell table:formula="of:=MOD([.A3];15)=0" office:value-type="boolean" office:boolean-value="false" calcext:value-type="boolean">
            <text:p>FALSE</text:p>
          </table:table-cell>
          <table:table-cell table:formula="of:=[.A3]&lt;8" office:value-type="boolean" office:boolean-value="true" calcext:value-type="boolean">
            <text:p>TRUE</text:p>
          </table:table-cell>
          <table:table-cell table:formula="of:=OR([.C3];[.D3])" office:value-type="boolean" office:boolean-value="true" calcext:value-type="boolean">
            <text:p>TRUE</text:p>
          </table:table-cell>
          <table:table-cell table:formula="of:=OR([.A3]=13;[.A3]=17;[.A3]=29;[.A3]=31)" office:value-type="boolean" office:boolean-value="false" calcext:value-type="boolean">
            <text:p>FALSE</text:p>
          </table:table-cell>
          <table:table-cell table:formula="of:=OR([.A3]=1;[.A3]=14;[.A3]=15;[.A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OR(MOD([.A4];16)=0;MOD([.A4];14)=0)" office:value-type="boolean" office:boolean-value="false" calcext:value-type="boolean">
            <text:p>FALSE</text:p>
          </table:table-cell>
          <table:table-cell table:formula="of:=MOD([.A4];15)=0" office:value-type="boolean" office:boolean-value="false" calcext:value-type="boolean">
            <text:p>FALSE</text:p>
          </table:table-cell>
          <table:table-cell table:formula="of:=[.A4]&lt;8" office:value-type="boolean" office:boolean-value="true" calcext:value-type="boolean">
            <text:p>TRUE</text:p>
          </table:table-cell>
          <table:table-cell table:formula="of:=OR([.C4];[.D4])" office:value-type="boolean" office:boolean-value="true" calcext:value-type="boolean">
            <text:p>TRUE</text:p>
          </table:table-cell>
          <table:table-cell table:formula="of:=OR([.A4]=13;[.A4]=17;[.A4]=29;[.A4]=31)" office:value-type="boolean" office:boolean-value="false" calcext:value-type="boolean">
            <text:p>FALSE</text:p>
          </table:table-cell>
          <table:table-cell table:formula="of:=OR([.A4]=1;[.A4]=14;[.A4]=15;[.A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OR(MOD([.A5];16)=0;MOD([.A5];14)=0)" office:value-type="boolean" office:boolean-value="false" calcext:value-type="boolean">
            <text:p>FALSE</text:p>
          </table:table-cell>
          <table:table-cell table:formula="of:=MOD([.A5];15)=0" office:value-type="boolean" office:boolean-value="false" calcext:value-type="boolean">
            <text:p>FALSE</text:p>
          </table:table-cell>
          <table:table-cell table:formula="of:=[.A5]&lt;8" office:value-type="boolean" office:boolean-value="true" calcext:value-type="boolean">
            <text:p>TRUE</text:p>
          </table:table-cell>
          <table:table-cell table:formula="of:=OR([.C5];[.D5])" office:value-type="boolean" office:boolean-value="true" calcext:value-type="boolean">
            <text:p>TRUE</text:p>
          </table:table-cell>
          <table:table-cell table:formula="of:=OR([.A5]=13;[.A5]=17;[.A5]=29;[.A5]=31)" office:value-type="boolean" office:boolean-value="false" calcext:value-type="boolean">
            <text:p>FALSE</text:p>
          </table:table-cell>
          <table:table-cell table:formula="of:=OR([.A5]=1;[.A5]=14;[.A5]=15;[.A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OR(MOD([.A6];16)=0;MOD([.A6];14)=0)" office:value-type="boolean" office:boolean-value="false" calcext:value-type="boolean">
            <text:p>FALSE</text:p>
          </table:table-cell>
          <table:table-cell table:formula="of:=MOD([.A6];15)=0" office:value-type="boolean" office:boolean-value="false" calcext:value-type="boolean">
            <text:p>FALSE</text:p>
          </table:table-cell>
          <table:table-cell table:formula="of:=[.A6]&lt;8" office:value-type="boolean" office:boolean-value="true" calcext:value-type="boolean">
            <text:p>TRUE</text:p>
          </table:table-cell>
          <table:table-cell table:formula="of:=OR([.C6];[.D6])" office:value-type="boolean" office:boolean-value="true" calcext:value-type="boolean">
            <text:p>TRUE</text:p>
          </table:table-cell>
          <table:table-cell table:formula="of:=OR([.A6]=13;[.A6]=17;[.A6]=29;[.A6]=31)" office:value-type="boolean" office:boolean-value="false" calcext:value-type="boolean">
            <text:p>FALSE</text:p>
          </table:table-cell>
          <table:table-cell table:formula="of:=OR([.A6]=1;[.A6]=14;[.A6]=15;[.A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OR(MOD([.A7];16)=0;MOD([.A7];14)=0)" office:value-type="boolean" office:boolean-value="false" calcext:value-type="boolean">
            <text:p>FALSE</text:p>
          </table:table-cell>
          <table:table-cell table:formula="of:=MOD([.A7];15)=0" office:value-type="boolean" office:boolean-value="false" calcext:value-type="boolean">
            <text:p>FALSE</text:p>
          </table:table-cell>
          <table:table-cell table:formula="of:=[.A7]&lt;8" office:value-type="boolean" office:boolean-value="true" calcext:value-type="boolean">
            <text:p>TRUE</text:p>
          </table:table-cell>
          <table:table-cell table:formula="of:=OR([.C7];[.D7])" office:value-type="boolean" office:boolean-value="true" calcext:value-type="boolean">
            <text:p>TRUE</text:p>
          </table:table-cell>
          <table:table-cell table:formula="of:=OR([.A7]=13;[.A7]=17;[.A7]=29;[.A7]=31)" office:value-type="boolean" office:boolean-value="false" calcext:value-type="boolean">
            <text:p>FALSE</text:p>
          </table:table-cell>
          <table:table-cell table:formula="of:=OR([.A7]=1;[.A7]=14;[.A7]=15;[.A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OR(MOD([.A8];16)=0;MOD([.A8];14)=0)" office:value-type="boolean" office:boolean-value="false" calcext:value-type="boolean">
            <text:p>FALSE</text:p>
          </table:table-cell>
          <table:table-cell table:formula="of:=MOD([.A8];15)=0" office:value-type="boolean" office:boolean-value="false" calcext:value-type="boolean">
            <text:p>FALSE</text:p>
          </table:table-cell>
          <table:table-cell table:formula="of:=[.A8]&lt;8" office:value-type="boolean" office:boolean-value="true" calcext:value-type="boolean">
            <text:p>TRUE</text:p>
          </table:table-cell>
          <table:table-cell table:formula="of:=OR([.C8];[.D8])" office:value-type="boolean" office:boolean-value="true" calcext:value-type="boolean">
            <text:p>TRUE</text:p>
          </table:table-cell>
          <table:table-cell table:formula="of:=OR([.A8]=13;[.A8]=17;[.A8]=29;[.A8]=31)" office:value-type="boolean" office:boolean-value="false" calcext:value-type="boolean">
            <text:p>FALSE</text:p>
          </table:table-cell>
          <table:table-cell table:formula="of:=OR([.A8]=1;[.A8]=14;[.A8]=15;[.A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OR(MOD([.A9];16)=0;MOD([.A9];14)=0)" office:value-type="boolean" office:boolean-value="false" calcext:value-type="boolean">
            <text:p>FALSE</text:p>
          </table:table-cell>
          <table:table-cell table:formula="of:=MOD([.A9];15)=0" office:value-type="boolean" office:boolean-value="false" calcext:value-type="boolean">
            <text:p>FALSE</text:p>
          </table:table-cell>
          <table:table-cell table:formula="of:=[.A9]&lt;8" office:value-type="boolean" office:boolean-value="false" calcext:value-type="boolean">
            <text:p>FALSE</text:p>
          </table:table-cell>
          <table:table-cell table:formula="of:=OR([.C9];[.D9])" office:value-type="boolean" office:boolean-value="false" calcext:value-type="boolean">
            <text:p>FALSE</text:p>
          </table:table-cell>
          <table:table-cell table:formula="of:=OR([.A9]=13;[.A9]=17;[.A9]=29;[.A9]=31)" office:value-type="boolean" office:boolean-value="false" calcext:value-type="boolean">
            <text:p>FALSE</text:p>
          </table:table-cell>
          <table:table-cell table:formula="of:=OR([.A9]=1;[.A9]=14;[.A9]=15;[.A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OR(MOD([.A10];16)=0;MOD([.A10];14)=0)" office:value-type="boolean" office:boolean-value="false" calcext:value-type="boolean">
            <text:p>FALSE</text:p>
          </table:table-cell>
          <table:table-cell table:formula="of:=MOD([.A10];15)=0" office:value-type="boolean" office:boolean-value="false" calcext:value-type="boolean">
            <text:p>FALSE</text:p>
          </table:table-cell>
          <table:table-cell table:formula="of:=[.A10]&lt;8" office:value-type="boolean" office:boolean-value="false" calcext:value-type="boolean">
            <text:p>FALSE</text:p>
          </table:table-cell>
          <table:table-cell table:formula="of:=OR([.C10];[.D10])" office:value-type="boolean" office:boolean-value="false" calcext:value-type="boolean">
            <text:p>FALSE</text:p>
          </table:table-cell>
          <table:table-cell table:formula="of:=OR([.A10]=13;[.A10]=17;[.A10]=29;[.A10]=31)" office:value-type="boolean" office:boolean-value="false" calcext:value-type="boolean">
            <text:p>FALSE</text:p>
          </table:table-cell>
          <table:table-cell table:formula="of:=OR([.A10]=1;[.A10]=14;[.A10]=15;[.A1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OR(MOD([.A11];16)=0;MOD([.A11];14)=0)" office:value-type="boolean" office:boolean-value="false" calcext:value-type="boolean">
            <text:p>FALSE</text:p>
          </table:table-cell>
          <table:table-cell table:formula="of:=MOD([.A11];15)=0" office:value-type="boolean" office:boolean-value="false" calcext:value-type="boolean">
            <text:p>FALSE</text:p>
          </table:table-cell>
          <table:table-cell table:formula="of:=[.A11]&lt;8" office:value-type="boolean" office:boolean-value="false" calcext:value-type="boolean">
            <text:p>FALSE</text:p>
          </table:table-cell>
          <table:table-cell table:formula="of:=OR([.C11];[.D11])" office:value-type="boolean" office:boolean-value="false" calcext:value-type="boolean">
            <text:p>FALSE</text:p>
          </table:table-cell>
          <table:table-cell table:formula="of:=OR([.A11]=13;[.A11]=17;[.A11]=29;[.A11]=31)" office:value-type="boolean" office:boolean-value="false" calcext:value-type="boolean">
            <text:p>FALSE</text:p>
          </table:table-cell>
          <table:table-cell table:formula="of:=OR([.A11]=1;[.A11]=14;[.A11]=15;[.A1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OR(MOD([.A12];16)=0;MOD([.A12];14)=0)" office:value-type="boolean" office:boolean-value="false" calcext:value-type="boolean">
            <text:p>FALSE</text:p>
          </table:table-cell>
          <table:table-cell table:formula="of:=MOD([.A12];15)=0" office:value-type="boolean" office:boolean-value="false" calcext:value-type="boolean">
            <text:p>FALSE</text:p>
          </table:table-cell>
          <table:table-cell table:formula="of:=[.A12]&lt;8" office:value-type="boolean" office:boolean-value="false" calcext:value-type="boolean">
            <text:p>FALSE</text:p>
          </table:table-cell>
          <table:table-cell table:formula="of:=OR([.C12];[.D12])" office:value-type="boolean" office:boolean-value="false" calcext:value-type="boolean">
            <text:p>FALSE</text:p>
          </table:table-cell>
          <table:table-cell table:formula="of:=OR([.A12]=13;[.A12]=17;[.A12]=29;[.A12]=31)" office:value-type="boolean" office:boolean-value="false" calcext:value-type="boolean">
            <text:p>FALSE</text:p>
          </table:table-cell>
          <table:table-cell table:formula="of:=OR([.A12]=1;[.A12]=14;[.A12]=15;[.A1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OR(MOD([.A13];16)=0;MOD([.A13];14)=0)" office:value-type="boolean" office:boolean-value="false" calcext:value-type="boolean">
            <text:p>FALSE</text:p>
          </table:table-cell>
          <table:table-cell table:formula="of:=MOD([.A13];15)=0" office:value-type="boolean" office:boolean-value="false" calcext:value-type="boolean">
            <text:p>FALSE</text:p>
          </table:table-cell>
          <table:table-cell table:formula="of:=[.A13]&lt;8" office:value-type="boolean" office:boolean-value="false" calcext:value-type="boolean">
            <text:p>FALSE</text:p>
          </table:table-cell>
          <table:table-cell table:formula="of:=OR([.C13];[.D13])" office:value-type="boolean" office:boolean-value="false" calcext:value-type="boolean">
            <text:p>FALSE</text:p>
          </table:table-cell>
          <table:table-cell table:formula="of:=OR([.A13]=13;[.A13]=17;[.A13]=29;[.A13]=31)" office:value-type="boolean" office:boolean-value="false" calcext:value-type="boolean">
            <text:p>FALSE</text:p>
          </table:table-cell>
          <table:table-cell table:formula="of:=OR([.A13]=1;[.A13]=14;[.A13]=15;[.A1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OR(MOD([.A14];16)=0;MOD([.A14];14)=0)" office:value-type="boolean" office:boolean-value="false" calcext:value-type="boolean">
            <text:p>FALSE</text:p>
          </table:table-cell>
          <table:table-cell table:formula="of:=MOD([.A14];15)=0" office:value-type="boolean" office:boolean-value="false" calcext:value-type="boolean">
            <text:p>FALSE</text:p>
          </table:table-cell>
          <table:table-cell table:formula="of:=[.A14]&lt;8" office:value-type="boolean" office:boolean-value="false" calcext:value-type="boolean">
            <text:p>FALSE</text:p>
          </table:table-cell>
          <table:table-cell table:formula="of:=OR([.C14];[.D14])" office:value-type="boolean" office:boolean-value="false" calcext:value-type="boolean">
            <text:p>FALSE</text:p>
          </table:table-cell>
          <table:table-cell table:formula="of:=OR([.A14]=13;[.A14]=17;[.A14]=29;[.A14]=31)" office:value-type="boolean" office:boolean-value="true" calcext:value-type="boolean">
            <text:p>TRUE</text:p>
          </table:table-cell>
          <table:table-cell table:formula="of:=OR([.A14]=1;[.A14]=14;[.A14]=15;[.A1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OR(MOD([.A15];16)=0;MOD([.A15];14)=0)" office:value-type="boolean" office:boolean-value="true" calcext:value-type="boolean">
            <text:p>TRUE</text:p>
          </table:table-cell>
          <table:table-cell table:formula="of:=MOD([.A15];15)=0" office:value-type="boolean" office:boolean-value="false" calcext:value-type="boolean">
            <text:p>FALSE</text:p>
          </table:table-cell>
          <table:table-cell table:formula="of:=[.A15]&lt;8" office:value-type="boolean" office:boolean-value="false" calcext:value-type="boolean">
            <text:p>FALSE</text:p>
          </table:table-cell>
          <table:table-cell table:formula="of:=OR([.C15];[.D15])" office:value-type="boolean" office:boolean-value="false" calcext:value-type="boolean">
            <text:p>FALSE</text:p>
          </table:table-cell>
          <table:table-cell table:formula="of:=OR([.A15]=13;[.A15]=17;[.A15]=29;[.A15]=31)" office:value-type="boolean" office:boolean-value="false" calcext:value-type="boolean">
            <text:p>FALSE</text:p>
          </table:table-cell>
          <table:table-cell table:formula="of:=OR([.A15]=1;[.A15]=14;[.A15]=15;[.A15]=16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OR(MOD([.A16];16)=0;MOD([.A16];14)=0)" office:value-type="boolean" office:boolean-value="false" calcext:value-type="boolean">
            <text:p>FALSE</text:p>
          </table:table-cell>
          <table:table-cell table:formula="of:=MOD([.A16];15)=0" office:value-type="boolean" office:boolean-value="true" calcext:value-type="boolean">
            <text:p>TRUE</text:p>
          </table:table-cell>
          <table:table-cell table:formula="of:=[.A16]&lt;8" office:value-type="boolean" office:boolean-value="false" calcext:value-type="boolean">
            <text:p>FALSE</text:p>
          </table:table-cell>
          <table:table-cell table:formula="of:=OR([.C16];[.D16])" office:value-type="boolean" office:boolean-value="true" calcext:value-type="boolean">
            <text:p>TRUE</text:p>
          </table:table-cell>
          <table:table-cell table:formula="of:=OR([.A16]=13;[.A16]=17;[.A16]=29;[.A16]=31)" office:value-type="boolean" office:boolean-value="false" calcext:value-type="boolean">
            <text:p>FALSE</text:p>
          </table:table-cell>
          <table:table-cell table:formula="of:=OR([.A16]=1;[.A16]=14;[.A16]=15;[.A16]=16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OR(MOD([.A17];16)=0;MOD([.A17];14)=0)" office:value-type="boolean" office:boolean-value="true" calcext:value-type="boolean">
            <text:p>TRUE</text:p>
          </table:table-cell>
          <table:table-cell table:formula="of:=MOD([.A17];15)=0" office:value-type="boolean" office:boolean-value="false" calcext:value-type="boolean">
            <text:p>FALSE</text:p>
          </table:table-cell>
          <table:table-cell table:formula="of:=[.A17]&lt;8" office:value-type="boolean" office:boolean-value="false" calcext:value-type="boolean">
            <text:p>FALSE</text:p>
          </table:table-cell>
          <table:table-cell table:formula="of:=OR([.C17];[.D17])" office:value-type="boolean" office:boolean-value="false" calcext:value-type="boolean">
            <text:p>FALSE</text:p>
          </table:table-cell>
          <table:table-cell table:formula="of:=OR([.A17]=13;[.A17]=17;[.A17]=29;[.A17]=31)" office:value-type="boolean" office:boolean-value="false" calcext:value-type="boolean">
            <text:p>FALSE</text:p>
          </table:table-cell>
          <table:table-cell table:formula="of:=OR([.A17]=1;[.A17]=14;[.A17]=15;[.A17]=16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OR(MOD([.A18];16)=0;MOD([.A18];14)=0)" office:value-type="boolean" office:boolean-value="false" calcext:value-type="boolean">
            <text:p>FALSE</text:p>
          </table:table-cell>
          <table:table-cell table:formula="of:=MOD([.A18];15)=0" office:value-type="boolean" office:boolean-value="false" calcext:value-type="boolean">
            <text:p>FALSE</text:p>
          </table:table-cell>
          <table:table-cell table:formula="of:=[.A18]&lt;8" office:value-type="boolean" office:boolean-value="false" calcext:value-type="boolean">
            <text:p>FALSE</text:p>
          </table:table-cell>
          <table:table-cell table:formula="of:=OR([.C18];[.D18])" office:value-type="boolean" office:boolean-value="false" calcext:value-type="boolean">
            <text:p>FALSE</text:p>
          </table:table-cell>
          <table:table-cell table:formula="of:=OR([.A18]=13;[.A18]=17;[.A18]=29;[.A18]=31)" office:value-type="boolean" office:boolean-value="true" calcext:value-type="boolean">
            <text:p>TRUE</text:p>
          </table:table-cell>
          <table:table-cell table:formula="of:=OR([.A18]=1;[.A18]=14;[.A18]=15;[.A1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OR(MOD([.A19];16)=0;MOD([.A19];14)=0)" office:value-type="boolean" office:boolean-value="false" calcext:value-type="boolean">
            <text:p>FALSE</text:p>
          </table:table-cell>
          <table:table-cell table:formula="of:=MOD([.A19];15)=0" office:value-type="boolean" office:boolean-value="false" calcext:value-type="boolean">
            <text:p>FALSE</text:p>
          </table:table-cell>
          <table:table-cell table:formula="of:=[.A19]&lt;8" office:value-type="boolean" office:boolean-value="false" calcext:value-type="boolean">
            <text:p>FALSE</text:p>
          </table:table-cell>
          <table:table-cell table:formula="of:=OR([.C19];[.D19])" office:value-type="boolean" office:boolean-value="false" calcext:value-type="boolean">
            <text:p>FALSE</text:p>
          </table:table-cell>
          <table:table-cell table:formula="of:=OR([.A19]=13;[.A19]=17;[.A19]=29;[.A19]=31)" office:value-type="boolean" office:boolean-value="false" calcext:value-type="boolean">
            <text:p>FALSE</text:p>
          </table:table-cell>
          <table:table-cell table:formula="of:=OR([.A19]=1;[.A19]=14;[.A19]=15;[.A1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OR(MOD([.A20];16)=0;MOD([.A20];14)=0)" office:value-type="boolean" office:boolean-value="false" calcext:value-type="boolean">
            <text:p>FALSE</text:p>
          </table:table-cell>
          <table:table-cell table:formula="of:=MOD([.A20];15)=0" office:value-type="boolean" office:boolean-value="false" calcext:value-type="boolean">
            <text:p>FALSE</text:p>
          </table:table-cell>
          <table:table-cell table:formula="of:=[.A20]&lt;8" office:value-type="boolean" office:boolean-value="false" calcext:value-type="boolean">
            <text:p>FALSE</text:p>
          </table:table-cell>
          <table:table-cell table:formula="of:=OR([.C20];[.D20])" office:value-type="boolean" office:boolean-value="false" calcext:value-type="boolean">
            <text:p>FALSE</text:p>
          </table:table-cell>
          <table:table-cell table:formula="of:=OR([.A20]=13;[.A20]=17;[.A20]=29;[.A20]=31)" office:value-type="boolean" office:boolean-value="false" calcext:value-type="boolean">
            <text:p>FALSE</text:p>
          </table:table-cell>
          <table:table-cell table:formula="of:=OR([.A20]=1;[.A20]=14;[.A20]=15;[.A2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OR(MOD([.A21];16)=0;MOD([.A21];14)=0)" office:value-type="boolean" office:boolean-value="false" calcext:value-type="boolean">
            <text:p>FALSE</text:p>
          </table:table-cell>
          <table:table-cell table:formula="of:=MOD([.A21];15)=0" office:value-type="boolean" office:boolean-value="false" calcext:value-type="boolean">
            <text:p>FALSE</text:p>
          </table:table-cell>
          <table:table-cell table:formula="of:=[.A21]&lt;8" office:value-type="boolean" office:boolean-value="false" calcext:value-type="boolean">
            <text:p>FALSE</text:p>
          </table:table-cell>
          <table:table-cell table:formula="of:=OR([.C21];[.D21])" office:value-type="boolean" office:boolean-value="false" calcext:value-type="boolean">
            <text:p>FALSE</text:p>
          </table:table-cell>
          <table:table-cell table:formula="of:=OR([.A21]=13;[.A21]=17;[.A21]=29;[.A21]=31)" office:value-type="boolean" office:boolean-value="false" calcext:value-type="boolean">
            <text:p>FALSE</text:p>
          </table:table-cell>
          <table:table-cell table:formula="of:=OR([.A21]=1;[.A21]=14;[.A21]=15;[.A2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OR(MOD([.A22];16)=0;MOD([.A22];14)=0)" office:value-type="boolean" office:boolean-value="false" calcext:value-type="boolean">
            <text:p>FALSE</text:p>
          </table:table-cell>
          <table:table-cell table:formula="of:=MOD([.A22];15)=0" office:value-type="boolean" office:boolean-value="false" calcext:value-type="boolean">
            <text:p>FALSE</text:p>
          </table:table-cell>
          <table:table-cell table:formula="of:=[.A22]&lt;8" office:value-type="boolean" office:boolean-value="false" calcext:value-type="boolean">
            <text:p>FALSE</text:p>
          </table:table-cell>
          <table:table-cell table:formula="of:=OR([.C22];[.D22])" office:value-type="boolean" office:boolean-value="false" calcext:value-type="boolean">
            <text:p>FALSE</text:p>
          </table:table-cell>
          <table:table-cell table:formula="of:=OR([.A22]=13;[.A22]=17;[.A22]=29;[.A22]=31)" office:value-type="boolean" office:boolean-value="false" calcext:value-type="boolean">
            <text:p>FALSE</text:p>
          </table:table-cell>
          <table:table-cell table:formula="of:=OR([.A22]=1;[.A22]=14;[.A22]=15;[.A2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OR(MOD([.A23];16)=0;MOD([.A23];14)=0)" office:value-type="boolean" office:boolean-value="false" calcext:value-type="boolean">
            <text:p>FALSE</text:p>
          </table:table-cell>
          <table:table-cell table:formula="of:=MOD([.A23];15)=0" office:value-type="boolean" office:boolean-value="false" calcext:value-type="boolean">
            <text:p>FALSE</text:p>
          </table:table-cell>
          <table:table-cell table:formula="of:=[.A23]&lt;8" office:value-type="boolean" office:boolean-value="false" calcext:value-type="boolean">
            <text:p>FALSE</text:p>
          </table:table-cell>
          <table:table-cell table:formula="of:=OR([.C23];[.D23])" office:value-type="boolean" office:boolean-value="false" calcext:value-type="boolean">
            <text:p>FALSE</text:p>
          </table:table-cell>
          <table:table-cell table:formula="of:=OR([.A23]=13;[.A23]=17;[.A23]=29;[.A23]=31)" office:value-type="boolean" office:boolean-value="false" calcext:value-type="boolean">
            <text:p>FALSE</text:p>
          </table:table-cell>
          <table:table-cell table:formula="of:=OR([.A23]=1;[.A23]=14;[.A23]=15;[.A2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OR(MOD([.A24];16)=0;MOD([.A24];14)=0)" office:value-type="boolean" office:boolean-value="false" calcext:value-type="boolean">
            <text:p>FALSE</text:p>
          </table:table-cell>
          <table:table-cell table:formula="of:=MOD([.A24];15)=0" office:value-type="boolean" office:boolean-value="false" calcext:value-type="boolean">
            <text:p>FALSE</text:p>
          </table:table-cell>
          <table:table-cell table:formula="of:=[.A24]&lt;8" office:value-type="boolean" office:boolean-value="false" calcext:value-type="boolean">
            <text:p>FALSE</text:p>
          </table:table-cell>
          <table:table-cell table:formula="of:=OR([.C24];[.D24])" office:value-type="boolean" office:boolean-value="false" calcext:value-type="boolean">
            <text:p>FALSE</text:p>
          </table:table-cell>
          <table:table-cell table:formula="of:=OR([.A24]=13;[.A24]=17;[.A24]=29;[.A24]=31)" office:value-type="boolean" office:boolean-value="false" calcext:value-type="boolean">
            <text:p>FALSE</text:p>
          </table:table-cell>
          <table:table-cell table:formula="of:=OR([.A24]=1;[.A24]=14;[.A24]=15;[.A2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OR(MOD([.A25];16)=0;MOD([.A25];14)=0)" office:value-type="boolean" office:boolean-value="false" calcext:value-type="boolean">
            <text:p>FALSE</text:p>
          </table:table-cell>
          <table:table-cell table:formula="of:=MOD([.A25];15)=0" office:value-type="boolean" office:boolean-value="false" calcext:value-type="boolean">
            <text:p>FALSE</text:p>
          </table:table-cell>
          <table:table-cell table:formula="of:=[.A25]&lt;8" office:value-type="boolean" office:boolean-value="false" calcext:value-type="boolean">
            <text:p>FALSE</text:p>
          </table:table-cell>
          <table:table-cell table:formula="of:=OR([.C25];[.D25])" office:value-type="boolean" office:boolean-value="false" calcext:value-type="boolean">
            <text:p>FALSE</text:p>
          </table:table-cell>
          <table:table-cell table:formula="of:=OR([.A25]=13;[.A25]=17;[.A25]=29;[.A25]=31)" office:value-type="boolean" office:boolean-value="false" calcext:value-type="boolean">
            <text:p>FALSE</text:p>
          </table:table-cell>
          <table:table-cell table:formula="of:=OR([.A25]=1;[.A25]=14;[.A25]=15;[.A2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OR(MOD([.A26];16)=0;MOD([.A26];14)=0)" office:value-type="boolean" office:boolean-value="false" calcext:value-type="boolean">
            <text:p>FALSE</text:p>
          </table:table-cell>
          <table:table-cell table:formula="of:=MOD([.A26];15)=0" office:value-type="boolean" office:boolean-value="false" calcext:value-type="boolean">
            <text:p>FALSE</text:p>
          </table:table-cell>
          <table:table-cell table:formula="of:=[.A26]&lt;8" office:value-type="boolean" office:boolean-value="false" calcext:value-type="boolean">
            <text:p>FALSE</text:p>
          </table:table-cell>
          <table:table-cell table:formula="of:=OR([.C26];[.D26])" office:value-type="boolean" office:boolean-value="false" calcext:value-type="boolean">
            <text:p>FALSE</text:p>
          </table:table-cell>
          <table:table-cell table:formula="of:=OR([.A26]=13;[.A26]=17;[.A26]=29;[.A26]=31)" office:value-type="boolean" office:boolean-value="false" calcext:value-type="boolean">
            <text:p>FALSE</text:p>
          </table:table-cell>
          <table:table-cell table:formula="of:=OR([.A26]=1;[.A26]=14;[.A26]=15;[.A2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OR(MOD([.A27];16)=0;MOD([.A27];14)=0)" office:value-type="boolean" office:boolean-value="false" calcext:value-type="boolean">
            <text:p>FALSE</text:p>
          </table:table-cell>
          <table:table-cell table:formula="of:=MOD([.A27];15)=0" office:value-type="boolean" office:boolean-value="false" calcext:value-type="boolean">
            <text:p>FALSE</text:p>
          </table:table-cell>
          <table:table-cell table:formula="of:=[.A27]&lt;8" office:value-type="boolean" office:boolean-value="false" calcext:value-type="boolean">
            <text:p>FALSE</text:p>
          </table:table-cell>
          <table:table-cell table:formula="of:=OR([.C27];[.D27])" office:value-type="boolean" office:boolean-value="false" calcext:value-type="boolean">
            <text:p>FALSE</text:p>
          </table:table-cell>
          <table:table-cell table:formula="of:=OR([.A27]=13;[.A27]=17;[.A27]=29;[.A27]=31)" office:value-type="boolean" office:boolean-value="false" calcext:value-type="boolean">
            <text:p>FALSE</text:p>
          </table:table-cell>
          <table:table-cell table:formula="of:=OR([.A27]=1;[.A27]=14;[.A27]=15;[.A2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OR(MOD([.A28];16)=0;MOD([.A28];14)=0)" office:value-type="boolean" office:boolean-value="false" calcext:value-type="boolean">
            <text:p>FALSE</text:p>
          </table:table-cell>
          <table:table-cell table:formula="of:=MOD([.A28];15)=0" office:value-type="boolean" office:boolean-value="false" calcext:value-type="boolean">
            <text:p>FALSE</text:p>
          </table:table-cell>
          <table:table-cell table:formula="of:=[.A28]&lt;8" office:value-type="boolean" office:boolean-value="false" calcext:value-type="boolean">
            <text:p>FALSE</text:p>
          </table:table-cell>
          <table:table-cell table:formula="of:=OR([.C28];[.D28])" office:value-type="boolean" office:boolean-value="false" calcext:value-type="boolean">
            <text:p>FALSE</text:p>
          </table:table-cell>
          <table:table-cell table:formula="of:=OR([.A28]=13;[.A28]=17;[.A28]=29;[.A28]=31)" office:value-type="boolean" office:boolean-value="false" calcext:value-type="boolean">
            <text:p>FALSE</text:p>
          </table:table-cell>
          <table:table-cell table:formula="of:=OR([.A28]=1;[.A28]=14;[.A28]=15;[.A2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OR(MOD([.A29];16)=0;MOD([.A29];14)=0)" office:value-type="boolean" office:boolean-value="true" calcext:value-type="boolean">
            <text:p>TRUE</text:p>
          </table:table-cell>
          <table:table-cell table:formula="of:=MOD([.A29];15)=0" office:value-type="boolean" office:boolean-value="false" calcext:value-type="boolean">
            <text:p>FALSE</text:p>
          </table:table-cell>
          <table:table-cell table:formula="of:=[.A29]&lt;8" office:value-type="boolean" office:boolean-value="false" calcext:value-type="boolean">
            <text:p>FALSE</text:p>
          </table:table-cell>
          <table:table-cell table:formula="of:=OR([.C29];[.D29])" office:value-type="boolean" office:boolean-value="false" calcext:value-type="boolean">
            <text:p>FALSE</text:p>
          </table:table-cell>
          <table:table-cell table:formula="of:=OR([.A29]=13;[.A29]=17;[.A29]=29;[.A29]=31)" office:value-type="boolean" office:boolean-value="false" calcext:value-type="boolean">
            <text:p>FALSE</text:p>
          </table:table-cell>
          <table:table-cell table:formula="of:=OR([.A29]=1;[.A29]=14;[.A29]=15;[.A2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OR(MOD([.A30];16)=0;MOD([.A30];14)=0)" office:value-type="boolean" office:boolean-value="false" calcext:value-type="boolean">
            <text:p>FALSE</text:p>
          </table:table-cell>
          <table:table-cell table:formula="of:=MOD([.A30];15)=0" office:value-type="boolean" office:boolean-value="false" calcext:value-type="boolean">
            <text:p>FALSE</text:p>
          </table:table-cell>
          <table:table-cell table:formula="of:=[.A30]&lt;8" office:value-type="boolean" office:boolean-value="false" calcext:value-type="boolean">
            <text:p>FALSE</text:p>
          </table:table-cell>
          <table:table-cell table:formula="of:=OR([.C30];[.D30])" office:value-type="boolean" office:boolean-value="false" calcext:value-type="boolean">
            <text:p>FALSE</text:p>
          </table:table-cell>
          <table:table-cell table:formula="of:=OR([.A30]=13;[.A30]=17;[.A30]=29;[.A30]=31)" office:value-type="boolean" office:boolean-value="true" calcext:value-type="boolean">
            <text:p>TRUE</text:p>
          </table:table-cell>
          <table:table-cell table:formula="of:=OR([.A30]=1;[.A30]=14;[.A30]=15;[.A3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OR(MOD([.A31];16)=0;MOD([.A31];14)=0)" office:value-type="boolean" office:boolean-value="false" calcext:value-type="boolean">
            <text:p>FALSE</text:p>
          </table:table-cell>
          <table:table-cell table:formula="of:=MOD([.A31];15)=0" office:value-type="boolean" office:boolean-value="true" calcext:value-type="boolean">
            <text:p>TRUE</text:p>
          </table:table-cell>
          <table:table-cell table:formula="of:=[.A31]&lt;8" office:value-type="boolean" office:boolean-value="false" calcext:value-type="boolean">
            <text:p>FALSE</text:p>
          </table:table-cell>
          <table:table-cell table:formula="of:=OR([.C31];[.D31])" office:value-type="boolean" office:boolean-value="true" calcext:value-type="boolean">
            <text:p>TRUE</text:p>
          </table:table-cell>
          <table:table-cell table:formula="of:=OR([.A31]=13;[.A31]=17;[.A31]=29;[.A31]=31)" office:value-type="boolean" office:boolean-value="false" calcext:value-type="boolean">
            <text:p>FALSE</text:p>
          </table:table-cell>
          <table:table-cell table:formula="of:=OR([.A31]=1;[.A31]=14;[.A31]=15;[.A3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OR(MOD([.A32];16)=0;MOD([.A32];14)=0)" office:value-type="boolean" office:boolean-value="false" calcext:value-type="boolean">
            <text:p>FALSE</text:p>
          </table:table-cell>
          <table:table-cell table:formula="of:=MOD([.A32];15)=0" office:value-type="boolean" office:boolean-value="false" calcext:value-type="boolean">
            <text:p>FALSE</text:p>
          </table:table-cell>
          <table:table-cell table:formula="of:=[.A32]&lt;8" office:value-type="boolean" office:boolean-value="false" calcext:value-type="boolean">
            <text:p>FALSE</text:p>
          </table:table-cell>
          <table:table-cell table:formula="of:=OR([.C32];[.D32])" office:value-type="boolean" office:boolean-value="false" calcext:value-type="boolean">
            <text:p>FALSE</text:p>
          </table:table-cell>
          <table:table-cell table:formula="of:=OR([.A32]=13;[.A32]=17;[.A32]=29;[.A32]=31)" office:value-type="boolean" office:boolean-value="true" calcext:value-type="boolean">
            <text:p>TRUE</text:p>
          </table:table-cell>
          <table:table-cell table:formula="of:=OR([.A32]=1;[.A32]=14;[.A32]=15;[.A3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OR(MOD([.A33];16)=0;MOD([.A33];14)=0)" office:value-type="boolean" office:boolean-value="true" calcext:value-type="boolean">
            <text:p>TRUE</text:p>
          </table:table-cell>
          <table:table-cell table:formula="of:=MOD([.A33];15)=0" office:value-type="boolean" office:boolean-value="false" calcext:value-type="boolean">
            <text:p>FALSE</text:p>
          </table:table-cell>
          <table:table-cell table:formula="of:=[.A33]&lt;8" office:value-type="boolean" office:boolean-value="false" calcext:value-type="boolean">
            <text:p>FALSE</text:p>
          </table:table-cell>
          <table:table-cell table:formula="of:=OR([.C33];[.D33])" office:value-type="boolean" office:boolean-value="false" calcext:value-type="boolean">
            <text:p>FALSE</text:p>
          </table:table-cell>
          <table:table-cell table:formula="of:=OR([.A33]=13;[.A33]=17;[.A33]=29;[.A33]=31)" office:value-type="boolean" office:boolean-value="false" calcext:value-type="boolean">
            <text:p>FALSE</text:p>
          </table:table-cell>
          <table:table-cell table:formula="of:=OR([.A33]=1;[.A33]=14;[.A33]=15;[.A3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OR(MOD([.A34];16)=0;MOD([.A34];14)=0)" office:value-type="boolean" office:boolean-value="false" calcext:value-type="boolean">
            <text:p>FALSE</text:p>
          </table:table-cell>
          <table:table-cell table:formula="of:=MOD([.A34];15)=0" office:value-type="boolean" office:boolean-value="false" calcext:value-type="boolean">
            <text:p>FALSE</text:p>
          </table:table-cell>
          <table:table-cell table:formula="of:=[.A34]&lt;8" office:value-type="boolean" office:boolean-value="false" calcext:value-type="boolean">
            <text:p>FALSE</text:p>
          </table:table-cell>
          <table:table-cell table:formula="of:=OR([.C34];[.D34])" office:value-type="boolean" office:boolean-value="false" calcext:value-type="boolean">
            <text:p>FALSE</text:p>
          </table:table-cell>
          <table:table-cell table:formula="of:=OR([.A34]=13;[.A34]=17;[.A34]=29;[.A34]=31)" office:value-type="boolean" office:boolean-value="false" calcext:value-type="boolean">
            <text:p>FALSE</text:p>
          </table:table-cell>
          <table:table-cell table:formula="of:=OR([.A34]=1;[.A34]=14;[.A34]=15;[.A3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OR(MOD([.A35];16)=0;MOD([.A35];14)=0)" office:value-type="boolean" office:boolean-value="false" calcext:value-type="boolean">
            <text:p>FALSE</text:p>
          </table:table-cell>
          <table:table-cell table:formula="of:=MOD([.A35];15)=0" office:value-type="boolean" office:boolean-value="false" calcext:value-type="boolean">
            <text:p>FALSE</text:p>
          </table:table-cell>
          <table:table-cell table:formula="of:=[.A35]&lt;8" office:value-type="boolean" office:boolean-value="false" calcext:value-type="boolean">
            <text:p>FALSE</text:p>
          </table:table-cell>
          <table:table-cell table:formula="of:=OR([.C35];[.D35])" office:value-type="boolean" office:boolean-value="false" calcext:value-type="boolean">
            <text:p>FALSE</text:p>
          </table:table-cell>
          <table:table-cell table:formula="of:=OR([.A35]=13;[.A35]=17;[.A35]=29;[.A35]=31)" office:value-type="boolean" office:boolean-value="false" calcext:value-type="boolean">
            <text:p>FALSE</text:p>
          </table:table-cell>
          <table:table-cell table:formula="of:=OR([.A35]=1;[.A35]=14;[.A35]=15;[.A3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OR(MOD([.A36];16)=0;MOD([.A36];14)=0)" office:value-type="boolean" office:boolean-value="false" calcext:value-type="boolean">
            <text:p>FALSE</text:p>
          </table:table-cell>
          <table:table-cell table:formula="of:=MOD([.A36];15)=0" office:value-type="boolean" office:boolean-value="false" calcext:value-type="boolean">
            <text:p>FALSE</text:p>
          </table:table-cell>
          <table:table-cell table:formula="of:=[.A36]&lt;8" office:value-type="boolean" office:boolean-value="false" calcext:value-type="boolean">
            <text:p>FALSE</text:p>
          </table:table-cell>
          <table:table-cell table:formula="of:=OR([.C36];[.D36])" office:value-type="boolean" office:boolean-value="false" calcext:value-type="boolean">
            <text:p>FALSE</text:p>
          </table:table-cell>
          <table:table-cell table:formula="of:=OR([.A36]=13;[.A36]=17;[.A36]=29;[.A36]=31)" office:value-type="boolean" office:boolean-value="false" calcext:value-type="boolean">
            <text:p>FALSE</text:p>
          </table:table-cell>
          <table:table-cell table:formula="of:=OR([.A36]=1;[.A36]=14;[.A36]=15;[.A3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OR(MOD([.A37];16)=0;MOD([.A37];14)=0)" office:value-type="boolean" office:boolean-value="false" calcext:value-type="boolean">
            <text:p>FALSE</text:p>
          </table:table-cell>
          <table:table-cell table:formula="of:=MOD([.A37];15)=0" office:value-type="boolean" office:boolean-value="false" calcext:value-type="boolean">
            <text:p>FALSE</text:p>
          </table:table-cell>
          <table:table-cell table:formula="of:=[.A37]&lt;8" office:value-type="boolean" office:boolean-value="false" calcext:value-type="boolean">
            <text:p>FALSE</text:p>
          </table:table-cell>
          <table:table-cell table:formula="of:=OR([.C37];[.D37])" office:value-type="boolean" office:boolean-value="false" calcext:value-type="boolean">
            <text:p>FALSE</text:p>
          </table:table-cell>
          <table:table-cell table:formula="of:=OR([.A37]=13;[.A37]=17;[.A37]=29;[.A37]=31)" office:value-type="boolean" office:boolean-value="false" calcext:value-type="boolean">
            <text:p>FALSE</text:p>
          </table:table-cell>
          <table:table-cell table:formula="of:=OR([.A37]=1;[.A37]=14;[.A37]=15;[.A3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OR(MOD([.A38];16)=0;MOD([.A38];14)=0)" office:value-type="boolean" office:boolean-value="false" calcext:value-type="boolean">
            <text:p>FALSE</text:p>
          </table:table-cell>
          <table:table-cell table:formula="of:=MOD([.A38];15)=0" office:value-type="boolean" office:boolean-value="false" calcext:value-type="boolean">
            <text:p>FALSE</text:p>
          </table:table-cell>
          <table:table-cell table:formula="of:=[.A38]&lt;8" office:value-type="boolean" office:boolean-value="false" calcext:value-type="boolean">
            <text:p>FALSE</text:p>
          </table:table-cell>
          <table:table-cell table:formula="of:=OR([.C38];[.D38])" office:value-type="boolean" office:boolean-value="false" calcext:value-type="boolean">
            <text:p>FALSE</text:p>
          </table:table-cell>
          <table:table-cell table:formula="of:=OR([.A38]=13;[.A38]=17;[.A38]=29;[.A38]=31)" office:value-type="boolean" office:boolean-value="false" calcext:value-type="boolean">
            <text:p>FALSE</text:p>
          </table:table-cell>
          <table:table-cell table:formula="of:=OR([.A38]=1;[.A38]=14;[.A38]=15;[.A3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OR(MOD([.A39];16)=0;MOD([.A39];14)=0)" office:value-type="boolean" office:boolean-value="false" calcext:value-type="boolean">
            <text:p>FALSE</text:p>
          </table:table-cell>
          <table:table-cell table:formula="of:=MOD([.A39];15)=0" office:value-type="boolean" office:boolean-value="false" calcext:value-type="boolean">
            <text:p>FALSE</text:p>
          </table:table-cell>
          <table:table-cell table:formula="of:=[.A39]&lt;8" office:value-type="boolean" office:boolean-value="false" calcext:value-type="boolean">
            <text:p>FALSE</text:p>
          </table:table-cell>
          <table:table-cell table:formula="of:=OR([.C39];[.D39])" office:value-type="boolean" office:boolean-value="false" calcext:value-type="boolean">
            <text:p>FALSE</text:p>
          </table:table-cell>
          <table:table-cell table:formula="of:=OR([.A39]=13;[.A39]=17;[.A39]=29;[.A39]=31)" office:value-type="boolean" office:boolean-value="false" calcext:value-type="boolean">
            <text:p>FALSE</text:p>
          </table:table-cell>
          <table:table-cell table:formula="of:=OR([.A39]=1;[.A39]=14;[.A39]=15;[.A3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OR(MOD([.A40];16)=0;MOD([.A40];14)=0)" office:value-type="boolean" office:boolean-value="false" calcext:value-type="boolean">
            <text:p>FALSE</text:p>
          </table:table-cell>
          <table:table-cell table:formula="of:=MOD([.A40];15)=0" office:value-type="boolean" office:boolean-value="false" calcext:value-type="boolean">
            <text:p>FALSE</text:p>
          </table:table-cell>
          <table:table-cell table:formula="of:=[.A40]&lt;8" office:value-type="boolean" office:boolean-value="false" calcext:value-type="boolean">
            <text:p>FALSE</text:p>
          </table:table-cell>
          <table:table-cell table:formula="of:=OR([.C40];[.D40])" office:value-type="boolean" office:boolean-value="false" calcext:value-type="boolean">
            <text:p>FALSE</text:p>
          </table:table-cell>
          <table:table-cell table:formula="of:=OR([.A40]=13;[.A40]=17;[.A40]=29;[.A40]=31)" office:value-type="boolean" office:boolean-value="false" calcext:value-type="boolean">
            <text:p>FALSE</text:p>
          </table:table-cell>
          <table:table-cell table:formula="of:=OR([.A40]=1;[.A40]=14;[.A40]=15;[.A4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OR(MOD([.A41];16)=0;MOD([.A41];14)=0)" office:value-type="boolean" office:boolean-value="false" calcext:value-type="boolean">
            <text:p>FALSE</text:p>
          </table:table-cell>
          <table:table-cell table:formula="of:=MOD([.A41];15)=0" office:value-type="boolean" office:boolean-value="false" calcext:value-type="boolean">
            <text:p>FALSE</text:p>
          </table:table-cell>
          <table:table-cell table:formula="of:=[.A41]&lt;8" office:value-type="boolean" office:boolean-value="false" calcext:value-type="boolean">
            <text:p>FALSE</text:p>
          </table:table-cell>
          <table:table-cell table:formula="of:=OR([.C41];[.D41])" office:value-type="boolean" office:boolean-value="false" calcext:value-type="boolean">
            <text:p>FALSE</text:p>
          </table:table-cell>
          <table:table-cell table:formula="of:=OR([.A41]=13;[.A41]=17;[.A41]=29;[.A41]=31)" office:value-type="boolean" office:boolean-value="false" calcext:value-type="boolean">
            <text:p>FALSE</text:p>
          </table:table-cell>
          <table:table-cell table:formula="of:=OR([.A41]=1;[.A41]=14;[.A41]=15;[.A4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OR(MOD([.A42];16)=0;MOD([.A42];14)=0)" office:value-type="boolean" office:boolean-value="false" calcext:value-type="boolean">
            <text:p>FALSE</text:p>
          </table:table-cell>
          <table:table-cell table:formula="of:=MOD([.A42];15)=0" office:value-type="boolean" office:boolean-value="false" calcext:value-type="boolean">
            <text:p>FALSE</text:p>
          </table:table-cell>
          <table:table-cell table:formula="of:=[.A42]&lt;8" office:value-type="boolean" office:boolean-value="false" calcext:value-type="boolean">
            <text:p>FALSE</text:p>
          </table:table-cell>
          <table:table-cell table:formula="of:=OR([.C42];[.D42])" office:value-type="boolean" office:boolean-value="false" calcext:value-type="boolean">
            <text:p>FALSE</text:p>
          </table:table-cell>
          <table:table-cell table:formula="of:=OR([.A42]=13;[.A42]=17;[.A42]=29;[.A42]=31)" office:value-type="boolean" office:boolean-value="false" calcext:value-type="boolean">
            <text:p>FALSE</text:p>
          </table:table-cell>
          <table:table-cell table:formula="of:=OR([.A42]=1;[.A42]=14;[.A42]=15;[.A4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OR(MOD([.A43];16)=0;MOD([.A43];14)=0)" office:value-type="boolean" office:boolean-value="true" calcext:value-type="boolean">
            <text:p>TRUE</text:p>
          </table:table-cell>
          <table:table-cell table:formula="of:=MOD([.A43];15)=0" office:value-type="boolean" office:boolean-value="false" calcext:value-type="boolean">
            <text:p>FALSE</text:p>
          </table:table-cell>
          <table:table-cell table:formula="of:=[.A43]&lt;8" office:value-type="boolean" office:boolean-value="false" calcext:value-type="boolean">
            <text:p>FALSE</text:p>
          </table:table-cell>
          <table:table-cell table:formula="of:=OR([.C43];[.D43])" office:value-type="boolean" office:boolean-value="false" calcext:value-type="boolean">
            <text:p>FALSE</text:p>
          </table:table-cell>
          <table:table-cell table:formula="of:=OR([.A43]=13;[.A43]=17;[.A43]=29;[.A43]=31)" office:value-type="boolean" office:boolean-value="false" calcext:value-type="boolean">
            <text:p>FALSE</text:p>
          </table:table-cell>
          <table:table-cell table:formula="of:=OR([.A43]=1;[.A43]=14;[.A43]=15;[.A4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OR(MOD([.A44];16)=0;MOD([.A44];14)=0)" office:value-type="boolean" office:boolean-value="false" calcext:value-type="boolean">
            <text:p>FALSE</text:p>
          </table:table-cell>
          <table:table-cell table:formula="of:=MOD([.A44];15)=0" office:value-type="boolean" office:boolean-value="false" calcext:value-type="boolean">
            <text:p>FALSE</text:p>
          </table:table-cell>
          <table:table-cell table:formula="of:=[.A44]&lt;8" office:value-type="boolean" office:boolean-value="false" calcext:value-type="boolean">
            <text:p>FALSE</text:p>
          </table:table-cell>
          <table:table-cell table:formula="of:=OR([.C44];[.D44])" office:value-type="boolean" office:boolean-value="false" calcext:value-type="boolean">
            <text:p>FALSE</text:p>
          </table:table-cell>
          <table:table-cell table:formula="of:=OR([.A44]=13;[.A44]=17;[.A44]=29;[.A44]=31)" office:value-type="boolean" office:boolean-value="false" calcext:value-type="boolean">
            <text:p>FALSE</text:p>
          </table:table-cell>
          <table:table-cell table:formula="of:=OR([.A44]=1;[.A44]=14;[.A44]=15;[.A4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OR(MOD([.A45];16)=0;MOD([.A45];14)=0)" office:value-type="boolean" office:boolean-value="false" calcext:value-type="boolean">
            <text:p>FALSE</text:p>
          </table:table-cell>
          <table:table-cell table:formula="of:=MOD([.A45];15)=0" office:value-type="boolean" office:boolean-value="false" calcext:value-type="boolean">
            <text:p>FALSE</text:p>
          </table:table-cell>
          <table:table-cell table:formula="of:=[.A45]&lt;8" office:value-type="boolean" office:boolean-value="false" calcext:value-type="boolean">
            <text:p>FALSE</text:p>
          </table:table-cell>
          <table:table-cell table:formula="of:=OR([.C45];[.D45])" office:value-type="boolean" office:boolean-value="false" calcext:value-type="boolean">
            <text:p>FALSE</text:p>
          </table:table-cell>
          <table:table-cell table:formula="of:=OR([.A45]=13;[.A45]=17;[.A45]=29;[.A45]=31)" office:value-type="boolean" office:boolean-value="false" calcext:value-type="boolean">
            <text:p>FALSE</text:p>
          </table:table-cell>
          <table:table-cell table:formula="of:=OR([.A45]=1;[.A45]=14;[.A45]=15;[.A4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OR(MOD([.A46];16)=0;MOD([.A46];14)=0)" office:value-type="boolean" office:boolean-value="false" calcext:value-type="boolean">
            <text:p>FALSE</text:p>
          </table:table-cell>
          <table:table-cell table:formula="of:=MOD([.A46];15)=0" office:value-type="boolean" office:boolean-value="true" calcext:value-type="boolean">
            <text:p>TRUE</text:p>
          </table:table-cell>
          <table:table-cell table:formula="of:=[.A46]&lt;8" office:value-type="boolean" office:boolean-value="false" calcext:value-type="boolean">
            <text:p>FALSE</text:p>
          </table:table-cell>
          <table:table-cell table:formula="of:=OR([.C46];[.D46])" office:value-type="boolean" office:boolean-value="true" calcext:value-type="boolean">
            <text:p>TRUE</text:p>
          </table:table-cell>
          <table:table-cell table:formula="of:=OR([.A46]=13;[.A46]=17;[.A46]=29;[.A46]=31)" office:value-type="boolean" office:boolean-value="false" calcext:value-type="boolean">
            <text:p>FALSE</text:p>
          </table:table-cell>
          <table:table-cell table:formula="of:=OR([.A46]=1;[.A46]=14;[.A46]=15;[.A4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OR(MOD([.A47];16)=0;MOD([.A47];14)=0)" office:value-type="boolean" office:boolean-value="false" calcext:value-type="boolean">
            <text:p>FALSE</text:p>
          </table:table-cell>
          <table:table-cell table:formula="of:=MOD([.A47];15)=0" office:value-type="boolean" office:boolean-value="false" calcext:value-type="boolean">
            <text:p>FALSE</text:p>
          </table:table-cell>
          <table:table-cell table:formula="of:=[.A47]&lt;8" office:value-type="boolean" office:boolean-value="false" calcext:value-type="boolean">
            <text:p>FALSE</text:p>
          </table:table-cell>
          <table:table-cell table:formula="of:=OR([.C47];[.D47])" office:value-type="boolean" office:boolean-value="false" calcext:value-type="boolean">
            <text:p>FALSE</text:p>
          </table:table-cell>
          <table:table-cell table:formula="of:=OR([.A47]=13;[.A47]=17;[.A47]=29;[.A47]=31)" office:value-type="boolean" office:boolean-value="false" calcext:value-type="boolean">
            <text:p>FALSE</text:p>
          </table:table-cell>
          <table:table-cell table:formula="of:=OR([.A47]=1;[.A47]=14;[.A47]=15;[.A4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OR(MOD([.A48];16)=0;MOD([.A48];14)=0)" office:value-type="boolean" office:boolean-value="false" calcext:value-type="boolean">
            <text:p>FALSE</text:p>
          </table:table-cell>
          <table:table-cell table:formula="of:=MOD([.A48];15)=0" office:value-type="boolean" office:boolean-value="false" calcext:value-type="boolean">
            <text:p>FALSE</text:p>
          </table:table-cell>
          <table:table-cell table:formula="of:=[.A48]&lt;8" office:value-type="boolean" office:boolean-value="false" calcext:value-type="boolean">
            <text:p>FALSE</text:p>
          </table:table-cell>
          <table:table-cell table:formula="of:=OR([.C48];[.D48])" office:value-type="boolean" office:boolean-value="false" calcext:value-type="boolean">
            <text:p>FALSE</text:p>
          </table:table-cell>
          <table:table-cell table:formula="of:=OR([.A48]=13;[.A48]=17;[.A48]=29;[.A48]=31)" office:value-type="boolean" office:boolean-value="false" calcext:value-type="boolean">
            <text:p>FALSE</text:p>
          </table:table-cell>
          <table:table-cell table:formula="of:=OR([.A48]=1;[.A48]=14;[.A48]=15;[.A4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OR(MOD([.A49];16)=0;MOD([.A49];14)=0)" office:value-type="boolean" office:boolean-value="true" calcext:value-type="boolean">
            <text:p>TRUE</text:p>
          </table:table-cell>
          <table:table-cell table:formula="of:=MOD([.A49];15)=0" office:value-type="boolean" office:boolean-value="false" calcext:value-type="boolean">
            <text:p>FALSE</text:p>
          </table:table-cell>
          <table:table-cell table:formula="of:=[.A49]&lt;8" office:value-type="boolean" office:boolean-value="false" calcext:value-type="boolean">
            <text:p>FALSE</text:p>
          </table:table-cell>
          <table:table-cell table:formula="of:=OR([.C49];[.D49])" office:value-type="boolean" office:boolean-value="false" calcext:value-type="boolean">
            <text:p>FALSE</text:p>
          </table:table-cell>
          <table:table-cell table:formula="of:=OR([.A49]=13;[.A49]=17;[.A49]=29;[.A49]=31)" office:value-type="boolean" office:boolean-value="false" calcext:value-type="boolean">
            <text:p>FALSE</text:p>
          </table:table-cell>
          <table:table-cell table:formula="of:=OR([.A49]=1;[.A49]=14;[.A49]=15;[.A4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OR(MOD([.A50];16)=0;MOD([.A50];14)=0)" office:value-type="boolean" office:boolean-value="false" calcext:value-type="boolean">
            <text:p>FALSE</text:p>
          </table:table-cell>
          <table:table-cell table:formula="of:=MOD([.A50];15)=0" office:value-type="boolean" office:boolean-value="false" calcext:value-type="boolean">
            <text:p>FALSE</text:p>
          </table:table-cell>
          <table:table-cell table:formula="of:=[.A50]&lt;8" office:value-type="boolean" office:boolean-value="false" calcext:value-type="boolean">
            <text:p>FALSE</text:p>
          </table:table-cell>
          <table:table-cell table:formula="of:=OR([.C50];[.D50])" office:value-type="boolean" office:boolean-value="false" calcext:value-type="boolean">
            <text:p>FALSE</text:p>
          </table:table-cell>
          <table:table-cell table:formula="of:=OR([.A50]=13;[.A50]=17;[.A50]=29;[.A50]=31)" office:value-type="boolean" office:boolean-value="false" calcext:value-type="boolean">
            <text:p>FALSE</text:p>
          </table:table-cell>
          <table:table-cell table:formula="of:=OR([.A50]=1;[.A50]=14;[.A50]=15;[.A5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OR(MOD([.A51];16)=0;MOD([.A51];14)=0)" office:value-type="boolean" office:boolean-value="false" calcext:value-type="boolean">
            <text:p>FALSE</text:p>
          </table:table-cell>
          <table:table-cell table:formula="of:=MOD([.A51];15)=0" office:value-type="boolean" office:boolean-value="false" calcext:value-type="boolean">
            <text:p>FALSE</text:p>
          </table:table-cell>
          <table:table-cell table:formula="of:=[.A51]&lt;8" office:value-type="boolean" office:boolean-value="false" calcext:value-type="boolean">
            <text:p>FALSE</text:p>
          </table:table-cell>
          <table:table-cell table:formula="of:=OR([.C51];[.D51])" office:value-type="boolean" office:boolean-value="false" calcext:value-type="boolean">
            <text:p>FALSE</text:p>
          </table:table-cell>
          <table:table-cell table:formula="of:=OR([.A51]=13;[.A51]=17;[.A51]=29;[.A51]=31)" office:value-type="boolean" office:boolean-value="false" calcext:value-type="boolean">
            <text:p>FALSE</text:p>
          </table:table-cell>
          <table:table-cell table:formula="of:=OR([.A51]=1;[.A51]=14;[.A51]=15;[.A5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OR(MOD([.A52];16)=0;MOD([.A52];14)=0)" office:value-type="boolean" office:boolean-value="false" calcext:value-type="boolean">
            <text:p>FALSE</text:p>
          </table:table-cell>
          <table:table-cell table:formula="of:=MOD([.A52];15)=0" office:value-type="boolean" office:boolean-value="false" calcext:value-type="boolean">
            <text:p>FALSE</text:p>
          </table:table-cell>
          <table:table-cell table:formula="of:=[.A52]&lt;8" office:value-type="boolean" office:boolean-value="false" calcext:value-type="boolean">
            <text:p>FALSE</text:p>
          </table:table-cell>
          <table:table-cell table:formula="of:=OR([.C52];[.D52])" office:value-type="boolean" office:boolean-value="false" calcext:value-type="boolean">
            <text:p>FALSE</text:p>
          </table:table-cell>
          <table:table-cell table:formula="of:=OR([.A52]=13;[.A52]=17;[.A52]=29;[.A52]=31)" office:value-type="boolean" office:boolean-value="false" calcext:value-type="boolean">
            <text:p>FALSE</text:p>
          </table:table-cell>
          <table:table-cell table:formula="of:=OR([.A52]=1;[.A52]=14;[.A52]=15;[.A5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OR(MOD([.A53];16)=0;MOD([.A53];14)=0)" office:value-type="boolean" office:boolean-value="false" calcext:value-type="boolean">
            <text:p>FALSE</text:p>
          </table:table-cell>
          <table:table-cell table:formula="of:=MOD([.A53];15)=0" office:value-type="boolean" office:boolean-value="false" calcext:value-type="boolean">
            <text:p>FALSE</text:p>
          </table:table-cell>
          <table:table-cell table:formula="of:=[.A53]&lt;8" office:value-type="boolean" office:boolean-value="false" calcext:value-type="boolean">
            <text:p>FALSE</text:p>
          </table:table-cell>
          <table:table-cell table:formula="of:=OR([.C53];[.D53])" office:value-type="boolean" office:boolean-value="false" calcext:value-type="boolean">
            <text:p>FALSE</text:p>
          </table:table-cell>
          <table:table-cell table:formula="of:=OR([.A53]=13;[.A53]=17;[.A53]=29;[.A53]=31)" office:value-type="boolean" office:boolean-value="false" calcext:value-type="boolean">
            <text:p>FALSE</text:p>
          </table:table-cell>
          <table:table-cell table:formula="of:=OR([.A53]=1;[.A53]=14;[.A53]=15;[.A5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OR(MOD([.A54];16)=0;MOD([.A54];14)=0)" office:value-type="boolean" office:boolean-value="false" calcext:value-type="boolean">
            <text:p>FALSE</text:p>
          </table:table-cell>
          <table:table-cell table:formula="of:=MOD([.A54];15)=0" office:value-type="boolean" office:boolean-value="false" calcext:value-type="boolean">
            <text:p>FALSE</text:p>
          </table:table-cell>
          <table:table-cell table:formula="of:=[.A54]&lt;8" office:value-type="boolean" office:boolean-value="false" calcext:value-type="boolean">
            <text:p>FALSE</text:p>
          </table:table-cell>
          <table:table-cell table:formula="of:=OR([.C54];[.D54])" office:value-type="boolean" office:boolean-value="false" calcext:value-type="boolean">
            <text:p>FALSE</text:p>
          </table:table-cell>
          <table:table-cell table:formula="of:=OR([.A54]=13;[.A54]=17;[.A54]=29;[.A54]=31)" office:value-type="boolean" office:boolean-value="false" calcext:value-type="boolean">
            <text:p>FALSE</text:p>
          </table:table-cell>
          <table:table-cell table:formula="of:=OR([.A54]=1;[.A54]=14;[.A54]=15;[.A5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OR(MOD([.A55];16)=0;MOD([.A55];14)=0)" office:value-type="boolean" office:boolean-value="false" calcext:value-type="boolean">
            <text:p>FALSE</text:p>
          </table:table-cell>
          <table:table-cell table:formula="of:=MOD([.A55];15)=0" office:value-type="boolean" office:boolean-value="false" calcext:value-type="boolean">
            <text:p>FALSE</text:p>
          </table:table-cell>
          <table:table-cell table:formula="of:=[.A55]&lt;8" office:value-type="boolean" office:boolean-value="false" calcext:value-type="boolean">
            <text:p>FALSE</text:p>
          </table:table-cell>
          <table:table-cell table:formula="of:=OR([.C55];[.D55])" office:value-type="boolean" office:boolean-value="false" calcext:value-type="boolean">
            <text:p>FALSE</text:p>
          </table:table-cell>
          <table:table-cell table:formula="of:=OR([.A55]=13;[.A55]=17;[.A55]=29;[.A55]=31)" office:value-type="boolean" office:boolean-value="false" calcext:value-type="boolean">
            <text:p>FALSE</text:p>
          </table:table-cell>
          <table:table-cell table:formula="of:=OR([.A55]=1;[.A55]=14;[.A55]=15;[.A5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OR(MOD([.A56];16)=0;MOD([.A56];14)=0)" office:value-type="boolean" office:boolean-value="false" calcext:value-type="boolean">
            <text:p>FALSE</text:p>
          </table:table-cell>
          <table:table-cell table:formula="of:=MOD([.A56];15)=0" office:value-type="boolean" office:boolean-value="false" calcext:value-type="boolean">
            <text:p>FALSE</text:p>
          </table:table-cell>
          <table:table-cell table:formula="of:=[.A56]&lt;8" office:value-type="boolean" office:boolean-value="false" calcext:value-type="boolean">
            <text:p>FALSE</text:p>
          </table:table-cell>
          <table:table-cell table:formula="of:=OR([.C56];[.D56])" office:value-type="boolean" office:boolean-value="false" calcext:value-type="boolean">
            <text:p>FALSE</text:p>
          </table:table-cell>
          <table:table-cell table:formula="of:=OR([.A56]=13;[.A56]=17;[.A56]=29;[.A56]=31)" office:value-type="boolean" office:boolean-value="false" calcext:value-type="boolean">
            <text:p>FALSE</text:p>
          </table:table-cell>
          <table:table-cell table:formula="of:=OR([.A56]=1;[.A56]=14;[.A56]=15;[.A5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OR(MOD([.A57];16)=0;MOD([.A57];14)=0)" office:value-type="boolean" office:boolean-value="true" calcext:value-type="boolean">
            <text:p>TRUE</text:p>
          </table:table-cell>
          <table:table-cell table:formula="of:=MOD([.A57];15)=0" office:value-type="boolean" office:boolean-value="false" calcext:value-type="boolean">
            <text:p>FALSE</text:p>
          </table:table-cell>
          <table:table-cell table:formula="of:=[.A57]&lt;8" office:value-type="boolean" office:boolean-value="false" calcext:value-type="boolean">
            <text:p>FALSE</text:p>
          </table:table-cell>
          <table:table-cell table:formula="of:=OR([.C57];[.D57])" office:value-type="boolean" office:boolean-value="false" calcext:value-type="boolean">
            <text:p>FALSE</text:p>
          </table:table-cell>
          <table:table-cell table:formula="of:=OR([.A57]=13;[.A57]=17;[.A57]=29;[.A57]=31)" office:value-type="boolean" office:boolean-value="false" calcext:value-type="boolean">
            <text:p>FALSE</text:p>
          </table:table-cell>
          <table:table-cell table:formula="of:=OR([.A57]=1;[.A57]=14;[.A57]=15;[.A5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OR(MOD([.A58];16)=0;MOD([.A58];14)=0)" office:value-type="boolean" office:boolean-value="false" calcext:value-type="boolean">
            <text:p>FALSE</text:p>
          </table:table-cell>
          <table:table-cell table:formula="of:=MOD([.A58];15)=0" office:value-type="boolean" office:boolean-value="false" calcext:value-type="boolean">
            <text:p>FALSE</text:p>
          </table:table-cell>
          <table:table-cell table:formula="of:=[.A58]&lt;8" office:value-type="boolean" office:boolean-value="false" calcext:value-type="boolean">
            <text:p>FALSE</text:p>
          </table:table-cell>
          <table:table-cell table:formula="of:=OR([.C58];[.D58])" office:value-type="boolean" office:boolean-value="false" calcext:value-type="boolean">
            <text:p>FALSE</text:p>
          </table:table-cell>
          <table:table-cell table:formula="of:=OR([.A58]=13;[.A58]=17;[.A58]=29;[.A58]=31)" office:value-type="boolean" office:boolean-value="false" calcext:value-type="boolean">
            <text:p>FALSE</text:p>
          </table:table-cell>
          <table:table-cell table:formula="of:=OR([.A58]=1;[.A58]=14;[.A58]=15;[.A5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OR(MOD([.A59];16)=0;MOD([.A59];14)=0)" office:value-type="boolean" office:boolean-value="false" calcext:value-type="boolean">
            <text:p>FALSE</text:p>
          </table:table-cell>
          <table:table-cell table:formula="of:=MOD([.A59];15)=0" office:value-type="boolean" office:boolean-value="false" calcext:value-type="boolean">
            <text:p>FALSE</text:p>
          </table:table-cell>
          <table:table-cell table:formula="of:=[.A59]&lt;8" office:value-type="boolean" office:boolean-value="false" calcext:value-type="boolean">
            <text:p>FALSE</text:p>
          </table:table-cell>
          <table:table-cell table:formula="of:=OR([.C59];[.D59])" office:value-type="boolean" office:boolean-value="false" calcext:value-type="boolean">
            <text:p>FALSE</text:p>
          </table:table-cell>
          <table:table-cell table:formula="of:=OR([.A59]=13;[.A59]=17;[.A59]=29;[.A59]=31)" office:value-type="boolean" office:boolean-value="false" calcext:value-type="boolean">
            <text:p>FALSE</text:p>
          </table:table-cell>
          <table:table-cell table:formula="of:=OR([.A59]=1;[.A59]=14;[.A59]=15;[.A5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OR(MOD([.A60];16)=0;MOD([.A60];14)=0)" office:value-type="boolean" office:boolean-value="false" calcext:value-type="boolean">
            <text:p>FALSE</text:p>
          </table:table-cell>
          <table:table-cell table:formula="of:=MOD([.A60];15)=0" office:value-type="boolean" office:boolean-value="false" calcext:value-type="boolean">
            <text:p>FALSE</text:p>
          </table:table-cell>
          <table:table-cell table:formula="of:=[.A60]&lt;8" office:value-type="boolean" office:boolean-value="false" calcext:value-type="boolean">
            <text:p>FALSE</text:p>
          </table:table-cell>
          <table:table-cell table:formula="of:=OR([.C60];[.D60])" office:value-type="boolean" office:boolean-value="false" calcext:value-type="boolean">
            <text:p>FALSE</text:p>
          </table:table-cell>
          <table:table-cell table:formula="of:=OR([.A60]=13;[.A60]=17;[.A60]=29;[.A60]=31)" office:value-type="boolean" office:boolean-value="false" calcext:value-type="boolean">
            <text:p>FALSE</text:p>
          </table:table-cell>
          <table:table-cell table:formula="of:=OR([.A60]=1;[.A60]=14;[.A60]=15;[.A6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OR(MOD([.A61];16)=0;MOD([.A61];14)=0)" office:value-type="boolean" office:boolean-value="false" calcext:value-type="boolean">
            <text:p>FALSE</text:p>
          </table:table-cell>
          <table:table-cell table:formula="of:=MOD([.A61];15)=0" office:value-type="boolean" office:boolean-value="true" calcext:value-type="boolean">
            <text:p>TRUE</text:p>
          </table:table-cell>
          <table:table-cell table:formula="of:=[.A61]&lt;8" office:value-type="boolean" office:boolean-value="false" calcext:value-type="boolean">
            <text:p>FALSE</text:p>
          </table:table-cell>
          <table:table-cell table:formula="of:=OR([.C61];[.D61])" office:value-type="boolean" office:boolean-value="true" calcext:value-type="boolean">
            <text:p>TRUE</text:p>
          </table:table-cell>
          <table:table-cell table:formula="of:=OR([.A61]=13;[.A61]=17;[.A61]=29;[.A61]=31)" office:value-type="boolean" office:boolean-value="false" calcext:value-type="boolean">
            <text:p>FALSE</text:p>
          </table:table-cell>
          <table:table-cell table:formula="of:=OR([.A61]=1;[.A61]=14;[.A61]=15;[.A6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OR(MOD([.A62];16)=0;MOD([.A62];14)=0)" office:value-type="boolean" office:boolean-value="false" calcext:value-type="boolean">
            <text:p>FALSE</text:p>
          </table:table-cell>
          <table:table-cell table:formula="of:=MOD([.A62];15)=0" office:value-type="boolean" office:boolean-value="false" calcext:value-type="boolean">
            <text:p>FALSE</text:p>
          </table:table-cell>
          <table:table-cell table:formula="of:=[.A62]&lt;8" office:value-type="boolean" office:boolean-value="false" calcext:value-type="boolean">
            <text:p>FALSE</text:p>
          </table:table-cell>
          <table:table-cell table:formula="of:=OR([.C62];[.D62])" office:value-type="boolean" office:boolean-value="false" calcext:value-type="boolean">
            <text:p>FALSE</text:p>
          </table:table-cell>
          <table:table-cell table:formula="of:=OR([.A62]=13;[.A62]=17;[.A62]=29;[.A62]=31)" office:value-type="boolean" office:boolean-value="false" calcext:value-type="boolean">
            <text:p>FALSE</text:p>
          </table:table-cell>
          <table:table-cell table:formula="of:=OR([.A62]=1;[.A62]=14;[.A62]=15;[.A6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OR(MOD([.A63];16)=0;MOD([.A63];14)=0)" office:value-type="boolean" office:boolean-value="false" calcext:value-type="boolean">
            <text:p>FALSE</text:p>
          </table:table-cell>
          <table:table-cell table:formula="of:=MOD([.A63];15)=0" office:value-type="boolean" office:boolean-value="false" calcext:value-type="boolean">
            <text:p>FALSE</text:p>
          </table:table-cell>
          <table:table-cell table:formula="of:=[.A63]&lt;8" office:value-type="boolean" office:boolean-value="false" calcext:value-type="boolean">
            <text:p>FALSE</text:p>
          </table:table-cell>
          <table:table-cell table:formula="of:=OR([.C63];[.D63])" office:value-type="boolean" office:boolean-value="false" calcext:value-type="boolean">
            <text:p>FALSE</text:p>
          </table:table-cell>
          <table:table-cell table:formula="of:=OR([.A63]=13;[.A63]=17;[.A63]=29;[.A63]=31)" office:value-type="boolean" office:boolean-value="false" calcext:value-type="boolean">
            <text:p>FALSE</text:p>
          </table:table-cell>
          <table:table-cell table:formula="of:=OR([.A63]=1;[.A63]=14;[.A63]=15;[.A6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OR(MOD([.A64];16)=0;MOD([.A64];14)=0)" office:value-type="boolean" office:boolean-value="false" calcext:value-type="boolean">
            <text:p>FALSE</text:p>
          </table:table-cell>
          <table:table-cell table:formula="of:=MOD([.A64];15)=0" office:value-type="boolean" office:boolean-value="false" calcext:value-type="boolean">
            <text:p>FALSE</text:p>
          </table:table-cell>
          <table:table-cell table:formula="of:=[.A64]&lt;8" office:value-type="boolean" office:boolean-value="false" calcext:value-type="boolean">
            <text:p>FALSE</text:p>
          </table:table-cell>
          <table:table-cell table:formula="of:=OR([.C64];[.D64])" office:value-type="boolean" office:boolean-value="false" calcext:value-type="boolean">
            <text:p>FALSE</text:p>
          </table:table-cell>
          <table:table-cell table:formula="of:=OR([.A64]=13;[.A64]=17;[.A64]=29;[.A64]=31)" office:value-type="boolean" office:boolean-value="false" calcext:value-type="boolean">
            <text:p>FALSE</text:p>
          </table:table-cell>
          <table:table-cell table:formula="of:=OR([.A64]=1;[.A64]=14;[.A64]=15;[.A6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OR(MOD([.A65];16)=0;MOD([.A65];14)=0)" office:value-type="boolean" office:boolean-value="true" calcext:value-type="boolean">
            <text:p>TRUE</text:p>
          </table:table-cell>
          <table:table-cell table:formula="of:=MOD([.A65];15)=0" office:value-type="boolean" office:boolean-value="false" calcext:value-type="boolean">
            <text:p>FALSE</text:p>
          </table:table-cell>
          <table:table-cell table:formula="of:=[.A65]&lt;8" office:value-type="boolean" office:boolean-value="false" calcext:value-type="boolean">
            <text:p>FALSE</text:p>
          </table:table-cell>
          <table:table-cell table:formula="of:=OR([.C65];[.D65])" office:value-type="boolean" office:boolean-value="false" calcext:value-type="boolean">
            <text:p>FALSE</text:p>
          </table:table-cell>
          <table:table-cell table:formula="of:=OR([.A65]=13;[.A65]=17;[.A65]=29;[.A65]=31)" office:value-type="boolean" office:boolean-value="false" calcext:value-type="boolean">
            <text:p>FALSE</text:p>
          </table:table-cell>
          <table:table-cell table:formula="of:=OR([.A65]=1;[.A65]=14;[.A65]=15;[.A6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OR(MOD([.A66];16)=0;MOD([.A66];14)=0)" office:value-type="boolean" office:boolean-value="false" calcext:value-type="boolean">
            <text:p>FALSE</text:p>
          </table:table-cell>
          <table:table-cell table:formula="of:=MOD([.A66];15)=0" office:value-type="boolean" office:boolean-value="false" calcext:value-type="boolean">
            <text:p>FALSE</text:p>
          </table:table-cell>
          <table:table-cell table:formula="of:=[.A66]&lt;8" office:value-type="boolean" office:boolean-value="false" calcext:value-type="boolean">
            <text:p>FALSE</text:p>
          </table:table-cell>
          <table:table-cell table:formula="of:=OR([.C66];[.D66])" office:value-type="boolean" office:boolean-value="false" calcext:value-type="boolean">
            <text:p>FALSE</text:p>
          </table:table-cell>
          <table:table-cell table:formula="of:=OR([.A66]=13;[.A66]=17;[.A66]=29;[.A66]=31)" office:value-type="boolean" office:boolean-value="false" calcext:value-type="boolean">
            <text:p>FALSE</text:p>
          </table:table-cell>
          <table:table-cell table:formula="of:=OR([.A66]=1;[.A66]=14;[.A66]=15;[.A6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OR(MOD([.A67];16)=0;MOD([.A67];14)=0)" office:value-type="boolean" office:boolean-value="false" calcext:value-type="boolean">
            <text:p>FALSE</text:p>
          </table:table-cell>
          <table:table-cell table:formula="of:=MOD([.A67];15)=0" office:value-type="boolean" office:boolean-value="false" calcext:value-type="boolean">
            <text:p>FALSE</text:p>
          </table:table-cell>
          <table:table-cell table:formula="of:=[.A67]&lt;8" office:value-type="boolean" office:boolean-value="false" calcext:value-type="boolean">
            <text:p>FALSE</text:p>
          </table:table-cell>
          <table:table-cell table:formula="of:=OR([.C67];[.D67])" office:value-type="boolean" office:boolean-value="false" calcext:value-type="boolean">
            <text:p>FALSE</text:p>
          </table:table-cell>
          <table:table-cell table:formula="of:=OR([.A67]=13;[.A67]=17;[.A67]=29;[.A67]=31)" office:value-type="boolean" office:boolean-value="false" calcext:value-type="boolean">
            <text:p>FALSE</text:p>
          </table:table-cell>
          <table:table-cell table:formula="of:=OR([.A67]=1;[.A67]=14;[.A67]=15;[.A6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OR(MOD([.A68];16)=0;MOD([.A68];14)=0)" office:value-type="boolean" office:boolean-value="false" calcext:value-type="boolean">
            <text:p>FALSE</text:p>
          </table:table-cell>
          <table:table-cell table:formula="of:=MOD([.A68];15)=0" office:value-type="boolean" office:boolean-value="false" calcext:value-type="boolean">
            <text:p>FALSE</text:p>
          </table:table-cell>
          <table:table-cell table:formula="of:=[.A68]&lt;8" office:value-type="boolean" office:boolean-value="false" calcext:value-type="boolean">
            <text:p>FALSE</text:p>
          </table:table-cell>
          <table:table-cell table:formula="of:=OR([.C68];[.D68])" office:value-type="boolean" office:boolean-value="false" calcext:value-type="boolean">
            <text:p>FALSE</text:p>
          </table:table-cell>
          <table:table-cell table:formula="of:=OR([.A68]=13;[.A68]=17;[.A68]=29;[.A68]=31)" office:value-type="boolean" office:boolean-value="false" calcext:value-type="boolean">
            <text:p>FALSE</text:p>
          </table:table-cell>
          <table:table-cell table:formula="of:=OR([.A68]=1;[.A68]=14;[.A68]=15;[.A6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OR(MOD([.A69];16)=0;MOD([.A69];14)=0)" office:value-type="boolean" office:boolean-value="false" calcext:value-type="boolean">
            <text:p>FALSE</text:p>
          </table:table-cell>
          <table:table-cell table:formula="of:=MOD([.A69];15)=0" office:value-type="boolean" office:boolean-value="false" calcext:value-type="boolean">
            <text:p>FALSE</text:p>
          </table:table-cell>
          <table:table-cell table:formula="of:=[.A69]&lt;8" office:value-type="boolean" office:boolean-value="false" calcext:value-type="boolean">
            <text:p>FALSE</text:p>
          </table:table-cell>
          <table:table-cell table:formula="of:=OR([.C69];[.D69])" office:value-type="boolean" office:boolean-value="false" calcext:value-type="boolean">
            <text:p>FALSE</text:p>
          </table:table-cell>
          <table:table-cell table:formula="of:=OR([.A69]=13;[.A69]=17;[.A69]=29;[.A69]=31)" office:value-type="boolean" office:boolean-value="false" calcext:value-type="boolean">
            <text:p>FALSE</text:p>
          </table:table-cell>
          <table:table-cell table:formula="of:=OR([.A69]=1;[.A69]=14;[.A69]=15;[.A6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OR(MOD([.A70];16)=0;MOD([.A70];14)=0)" office:value-type="boolean" office:boolean-value="false" calcext:value-type="boolean">
            <text:p>FALSE</text:p>
          </table:table-cell>
          <table:table-cell table:formula="of:=MOD([.A70];15)=0" office:value-type="boolean" office:boolean-value="false" calcext:value-type="boolean">
            <text:p>FALSE</text:p>
          </table:table-cell>
          <table:table-cell table:formula="of:=[.A70]&lt;8" office:value-type="boolean" office:boolean-value="false" calcext:value-type="boolean">
            <text:p>FALSE</text:p>
          </table:table-cell>
          <table:table-cell table:formula="of:=OR([.C70];[.D70])" office:value-type="boolean" office:boolean-value="false" calcext:value-type="boolean">
            <text:p>FALSE</text:p>
          </table:table-cell>
          <table:table-cell table:formula="of:=OR([.A70]=13;[.A70]=17;[.A70]=29;[.A70]=31)" office:value-type="boolean" office:boolean-value="false" calcext:value-type="boolean">
            <text:p>FALSE</text:p>
          </table:table-cell>
          <table:table-cell table:formula="of:=OR([.A70]=1;[.A70]=14;[.A70]=15;[.A7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OR(MOD([.A71];16)=0;MOD([.A71];14)=0)" office:value-type="boolean" office:boolean-value="true" calcext:value-type="boolean">
            <text:p>TRUE</text:p>
          </table:table-cell>
          <table:table-cell table:formula="of:=MOD([.A71];15)=0" office:value-type="boolean" office:boolean-value="false" calcext:value-type="boolean">
            <text:p>FALSE</text:p>
          </table:table-cell>
          <table:table-cell table:formula="of:=[.A71]&lt;8" office:value-type="boolean" office:boolean-value="false" calcext:value-type="boolean">
            <text:p>FALSE</text:p>
          </table:table-cell>
          <table:table-cell table:formula="of:=OR([.C71];[.D71])" office:value-type="boolean" office:boolean-value="false" calcext:value-type="boolean">
            <text:p>FALSE</text:p>
          </table:table-cell>
          <table:table-cell table:formula="of:=OR([.A71]=13;[.A71]=17;[.A71]=29;[.A71]=31)" office:value-type="boolean" office:boolean-value="false" calcext:value-type="boolean">
            <text:p>FALSE</text:p>
          </table:table-cell>
          <table:table-cell table:formula="of:=OR([.A71]=1;[.A71]=14;[.A71]=15;[.A7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OR(MOD([.A72];16)=0;MOD([.A72];14)=0)" office:value-type="boolean" office:boolean-value="false" calcext:value-type="boolean">
            <text:p>FALSE</text:p>
          </table:table-cell>
          <table:table-cell table:formula="of:=MOD([.A72];15)=0" office:value-type="boolean" office:boolean-value="false" calcext:value-type="boolean">
            <text:p>FALSE</text:p>
          </table:table-cell>
          <table:table-cell table:formula="of:=[.A72]&lt;8" office:value-type="boolean" office:boolean-value="false" calcext:value-type="boolean">
            <text:p>FALSE</text:p>
          </table:table-cell>
          <table:table-cell table:formula="of:=OR([.C72];[.D72])" office:value-type="boolean" office:boolean-value="false" calcext:value-type="boolean">
            <text:p>FALSE</text:p>
          </table:table-cell>
          <table:table-cell table:formula="of:=OR([.A72]=13;[.A72]=17;[.A72]=29;[.A72]=31)" office:value-type="boolean" office:boolean-value="false" calcext:value-type="boolean">
            <text:p>FALSE</text:p>
          </table:table-cell>
          <table:table-cell table:formula="of:=OR([.A72]=1;[.A72]=14;[.A72]=15;[.A7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OR(MOD([.A73];16)=0;MOD([.A73];14)=0)" office:value-type="boolean" office:boolean-value="false" calcext:value-type="boolean">
            <text:p>FALSE</text:p>
          </table:table-cell>
          <table:table-cell table:formula="of:=MOD([.A73];15)=0" office:value-type="boolean" office:boolean-value="false" calcext:value-type="boolean">
            <text:p>FALSE</text:p>
          </table:table-cell>
          <table:table-cell table:formula="of:=[.A73]&lt;8" office:value-type="boolean" office:boolean-value="false" calcext:value-type="boolean">
            <text:p>FALSE</text:p>
          </table:table-cell>
          <table:table-cell table:formula="of:=OR([.C73];[.D73])" office:value-type="boolean" office:boolean-value="false" calcext:value-type="boolean">
            <text:p>FALSE</text:p>
          </table:table-cell>
          <table:table-cell table:formula="of:=OR([.A73]=13;[.A73]=17;[.A73]=29;[.A73]=31)" office:value-type="boolean" office:boolean-value="false" calcext:value-type="boolean">
            <text:p>FALSE</text:p>
          </table:table-cell>
          <table:table-cell table:formula="of:=OR([.A73]=1;[.A73]=14;[.A73]=15;[.A7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OR(MOD([.A74];16)=0;MOD([.A74];14)=0)" office:value-type="boolean" office:boolean-value="false" calcext:value-type="boolean">
            <text:p>FALSE</text:p>
          </table:table-cell>
          <table:table-cell table:formula="of:=MOD([.A74];15)=0" office:value-type="boolean" office:boolean-value="false" calcext:value-type="boolean">
            <text:p>FALSE</text:p>
          </table:table-cell>
          <table:table-cell table:formula="of:=[.A74]&lt;8" office:value-type="boolean" office:boolean-value="false" calcext:value-type="boolean">
            <text:p>FALSE</text:p>
          </table:table-cell>
          <table:table-cell table:formula="of:=OR([.C74];[.D74])" office:value-type="boolean" office:boolean-value="false" calcext:value-type="boolean">
            <text:p>FALSE</text:p>
          </table:table-cell>
          <table:table-cell table:formula="of:=OR([.A74]=13;[.A74]=17;[.A74]=29;[.A74]=31)" office:value-type="boolean" office:boolean-value="false" calcext:value-type="boolean">
            <text:p>FALSE</text:p>
          </table:table-cell>
          <table:table-cell table:formula="of:=OR([.A74]=1;[.A74]=14;[.A74]=15;[.A7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OR(MOD([.A75];16)=0;MOD([.A75];14)=0)" office:value-type="boolean" office:boolean-value="false" calcext:value-type="boolean">
            <text:p>FALSE</text:p>
          </table:table-cell>
          <table:table-cell table:formula="of:=MOD([.A75];15)=0" office:value-type="boolean" office:boolean-value="false" calcext:value-type="boolean">
            <text:p>FALSE</text:p>
          </table:table-cell>
          <table:table-cell table:formula="of:=[.A75]&lt;8" office:value-type="boolean" office:boolean-value="false" calcext:value-type="boolean">
            <text:p>FALSE</text:p>
          </table:table-cell>
          <table:table-cell table:formula="of:=OR([.C75];[.D75])" office:value-type="boolean" office:boolean-value="false" calcext:value-type="boolean">
            <text:p>FALSE</text:p>
          </table:table-cell>
          <table:table-cell table:formula="of:=OR([.A75]=13;[.A75]=17;[.A75]=29;[.A75]=31)" office:value-type="boolean" office:boolean-value="false" calcext:value-type="boolean">
            <text:p>FALSE</text:p>
          </table:table-cell>
          <table:table-cell table:formula="of:=OR([.A75]=1;[.A75]=14;[.A75]=15;[.A7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OR(MOD([.A76];16)=0;MOD([.A76];14)=0)" office:value-type="boolean" office:boolean-value="false" calcext:value-type="boolean">
            <text:p>FALSE</text:p>
          </table:table-cell>
          <table:table-cell table:formula="of:=MOD([.A76];15)=0" office:value-type="boolean" office:boolean-value="true" calcext:value-type="boolean">
            <text:p>TRUE</text:p>
          </table:table-cell>
          <table:table-cell table:formula="of:=[.A76]&lt;8" office:value-type="boolean" office:boolean-value="false" calcext:value-type="boolean">
            <text:p>FALSE</text:p>
          </table:table-cell>
          <table:table-cell table:formula="of:=OR([.C76];[.D76])" office:value-type="boolean" office:boolean-value="true" calcext:value-type="boolean">
            <text:p>TRUE</text:p>
          </table:table-cell>
          <table:table-cell table:formula="of:=OR([.A76]=13;[.A76]=17;[.A76]=29;[.A76]=31)" office:value-type="boolean" office:boolean-value="false" calcext:value-type="boolean">
            <text:p>FALSE</text:p>
          </table:table-cell>
          <table:table-cell table:formula="of:=OR([.A76]=1;[.A76]=14;[.A76]=15;[.A7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OR(MOD([.A77];16)=0;MOD([.A77];14)=0)" office:value-type="boolean" office:boolean-value="false" calcext:value-type="boolean">
            <text:p>FALSE</text:p>
          </table:table-cell>
          <table:table-cell table:formula="of:=MOD([.A77];15)=0" office:value-type="boolean" office:boolean-value="false" calcext:value-type="boolean">
            <text:p>FALSE</text:p>
          </table:table-cell>
          <table:table-cell table:formula="of:=[.A77]&lt;8" office:value-type="boolean" office:boolean-value="false" calcext:value-type="boolean">
            <text:p>FALSE</text:p>
          </table:table-cell>
          <table:table-cell table:formula="of:=OR([.C77];[.D77])" office:value-type="boolean" office:boolean-value="false" calcext:value-type="boolean">
            <text:p>FALSE</text:p>
          </table:table-cell>
          <table:table-cell table:formula="of:=OR([.A77]=13;[.A77]=17;[.A77]=29;[.A77]=31)" office:value-type="boolean" office:boolean-value="false" calcext:value-type="boolean">
            <text:p>FALSE</text:p>
          </table:table-cell>
          <table:table-cell table:formula="of:=OR([.A77]=1;[.A77]=14;[.A77]=15;[.A7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OR(MOD([.A78];16)=0;MOD([.A78];14)=0)" office:value-type="boolean" office:boolean-value="false" calcext:value-type="boolean">
            <text:p>FALSE</text:p>
          </table:table-cell>
          <table:table-cell table:formula="of:=MOD([.A78];15)=0" office:value-type="boolean" office:boolean-value="false" calcext:value-type="boolean">
            <text:p>FALSE</text:p>
          </table:table-cell>
          <table:table-cell table:formula="of:=[.A78]&lt;8" office:value-type="boolean" office:boolean-value="false" calcext:value-type="boolean">
            <text:p>FALSE</text:p>
          </table:table-cell>
          <table:table-cell table:formula="of:=OR([.C78];[.D78])" office:value-type="boolean" office:boolean-value="false" calcext:value-type="boolean">
            <text:p>FALSE</text:p>
          </table:table-cell>
          <table:table-cell table:formula="of:=OR([.A78]=13;[.A78]=17;[.A78]=29;[.A78]=31)" office:value-type="boolean" office:boolean-value="false" calcext:value-type="boolean">
            <text:p>FALSE</text:p>
          </table:table-cell>
          <table:table-cell table:formula="of:=OR([.A78]=1;[.A78]=14;[.A78]=15;[.A7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OR(MOD([.A79];16)=0;MOD([.A79];14)=0)" office:value-type="boolean" office:boolean-value="false" calcext:value-type="boolean">
            <text:p>FALSE</text:p>
          </table:table-cell>
          <table:table-cell table:formula="of:=MOD([.A79];15)=0" office:value-type="boolean" office:boolean-value="false" calcext:value-type="boolean">
            <text:p>FALSE</text:p>
          </table:table-cell>
          <table:table-cell table:formula="of:=[.A79]&lt;8" office:value-type="boolean" office:boolean-value="false" calcext:value-type="boolean">
            <text:p>FALSE</text:p>
          </table:table-cell>
          <table:table-cell table:formula="of:=OR([.C79];[.D79])" office:value-type="boolean" office:boolean-value="false" calcext:value-type="boolean">
            <text:p>FALSE</text:p>
          </table:table-cell>
          <table:table-cell table:formula="of:=OR([.A79]=13;[.A79]=17;[.A79]=29;[.A79]=31)" office:value-type="boolean" office:boolean-value="false" calcext:value-type="boolean">
            <text:p>FALSE</text:p>
          </table:table-cell>
          <table:table-cell table:formula="of:=OR([.A79]=1;[.A79]=14;[.A79]=15;[.A7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OR(MOD([.A80];16)=0;MOD([.A80];14)=0)" office:value-type="boolean" office:boolean-value="false" calcext:value-type="boolean">
            <text:p>FALSE</text:p>
          </table:table-cell>
          <table:table-cell table:formula="of:=MOD([.A80];15)=0" office:value-type="boolean" office:boolean-value="false" calcext:value-type="boolean">
            <text:p>FALSE</text:p>
          </table:table-cell>
          <table:table-cell table:formula="of:=[.A80]&lt;8" office:value-type="boolean" office:boolean-value="false" calcext:value-type="boolean">
            <text:p>FALSE</text:p>
          </table:table-cell>
          <table:table-cell table:formula="of:=OR([.C80];[.D80])" office:value-type="boolean" office:boolean-value="false" calcext:value-type="boolean">
            <text:p>FALSE</text:p>
          </table:table-cell>
          <table:table-cell table:formula="of:=OR([.A80]=13;[.A80]=17;[.A80]=29;[.A80]=31)" office:value-type="boolean" office:boolean-value="false" calcext:value-type="boolean">
            <text:p>FALSE</text:p>
          </table:table-cell>
          <table:table-cell table:formula="of:=OR([.A80]=1;[.A80]=14;[.A80]=15;[.A8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OR(MOD([.A81];16)=0;MOD([.A81];14)=0)" office:value-type="boolean" office:boolean-value="true" calcext:value-type="boolean">
            <text:p>TRUE</text:p>
          </table:table-cell>
          <table:table-cell table:formula="of:=MOD([.A81];15)=0" office:value-type="boolean" office:boolean-value="false" calcext:value-type="boolean">
            <text:p>FALSE</text:p>
          </table:table-cell>
          <table:table-cell table:formula="of:=[.A81]&lt;8" office:value-type="boolean" office:boolean-value="false" calcext:value-type="boolean">
            <text:p>FALSE</text:p>
          </table:table-cell>
          <table:table-cell table:formula="of:=OR([.C81];[.D81])" office:value-type="boolean" office:boolean-value="false" calcext:value-type="boolean">
            <text:p>FALSE</text:p>
          </table:table-cell>
          <table:table-cell table:formula="of:=OR([.A81]=13;[.A81]=17;[.A81]=29;[.A81]=31)" office:value-type="boolean" office:boolean-value="false" calcext:value-type="boolean">
            <text:p>FALSE</text:p>
          </table:table-cell>
          <table:table-cell table:formula="of:=OR([.A81]=1;[.A81]=14;[.A81]=15;[.A8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OR(MOD([.A82];16)=0;MOD([.A82];14)=0)" office:value-type="boolean" office:boolean-value="false" calcext:value-type="boolean">
            <text:p>FALSE</text:p>
          </table:table-cell>
          <table:table-cell table:formula="of:=MOD([.A82];15)=0" office:value-type="boolean" office:boolean-value="false" calcext:value-type="boolean">
            <text:p>FALSE</text:p>
          </table:table-cell>
          <table:table-cell table:formula="of:=[.A82]&lt;8" office:value-type="boolean" office:boolean-value="false" calcext:value-type="boolean">
            <text:p>FALSE</text:p>
          </table:table-cell>
          <table:table-cell table:formula="of:=OR([.C82];[.D82])" office:value-type="boolean" office:boolean-value="false" calcext:value-type="boolean">
            <text:p>FALSE</text:p>
          </table:table-cell>
          <table:table-cell table:formula="of:=OR([.A82]=13;[.A82]=17;[.A82]=29;[.A82]=31)" office:value-type="boolean" office:boolean-value="false" calcext:value-type="boolean">
            <text:p>FALSE</text:p>
          </table:table-cell>
          <table:table-cell table:formula="of:=OR([.A82]=1;[.A82]=14;[.A82]=15;[.A8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OR(MOD([.A83];16)=0;MOD([.A83];14)=0)" office:value-type="boolean" office:boolean-value="false" calcext:value-type="boolean">
            <text:p>FALSE</text:p>
          </table:table-cell>
          <table:table-cell table:formula="of:=MOD([.A83];15)=0" office:value-type="boolean" office:boolean-value="false" calcext:value-type="boolean">
            <text:p>FALSE</text:p>
          </table:table-cell>
          <table:table-cell table:formula="of:=[.A83]&lt;8" office:value-type="boolean" office:boolean-value="false" calcext:value-type="boolean">
            <text:p>FALSE</text:p>
          </table:table-cell>
          <table:table-cell table:formula="of:=OR([.C83];[.D83])" office:value-type="boolean" office:boolean-value="false" calcext:value-type="boolean">
            <text:p>FALSE</text:p>
          </table:table-cell>
          <table:table-cell table:formula="of:=OR([.A83]=13;[.A83]=17;[.A83]=29;[.A83]=31)" office:value-type="boolean" office:boolean-value="false" calcext:value-type="boolean">
            <text:p>FALSE</text:p>
          </table:table-cell>
          <table:table-cell table:formula="of:=OR([.A83]=1;[.A83]=14;[.A83]=15;[.A8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OR(MOD([.A84];16)=0;MOD([.A84];14)=0)" office:value-type="boolean" office:boolean-value="false" calcext:value-type="boolean">
            <text:p>FALSE</text:p>
          </table:table-cell>
          <table:table-cell table:formula="of:=MOD([.A84];15)=0" office:value-type="boolean" office:boolean-value="false" calcext:value-type="boolean">
            <text:p>FALSE</text:p>
          </table:table-cell>
          <table:table-cell table:formula="of:=[.A84]&lt;8" office:value-type="boolean" office:boolean-value="false" calcext:value-type="boolean">
            <text:p>FALSE</text:p>
          </table:table-cell>
          <table:table-cell table:formula="of:=OR([.C84];[.D84])" office:value-type="boolean" office:boolean-value="false" calcext:value-type="boolean">
            <text:p>FALSE</text:p>
          </table:table-cell>
          <table:table-cell table:formula="of:=OR([.A84]=13;[.A84]=17;[.A84]=29;[.A84]=31)" office:value-type="boolean" office:boolean-value="false" calcext:value-type="boolean">
            <text:p>FALSE</text:p>
          </table:table-cell>
          <table:table-cell table:formula="of:=OR([.A84]=1;[.A84]=14;[.A84]=15;[.A8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OR(MOD([.A85];16)=0;MOD([.A85];14)=0)" office:value-type="boolean" office:boolean-value="true" calcext:value-type="boolean">
            <text:p>TRUE</text:p>
          </table:table-cell>
          <table:table-cell table:formula="of:=MOD([.A85];15)=0" office:value-type="boolean" office:boolean-value="false" calcext:value-type="boolean">
            <text:p>FALSE</text:p>
          </table:table-cell>
          <table:table-cell table:formula="of:=[.A85]&lt;8" office:value-type="boolean" office:boolean-value="false" calcext:value-type="boolean">
            <text:p>FALSE</text:p>
          </table:table-cell>
          <table:table-cell table:formula="of:=OR([.C85];[.D85])" office:value-type="boolean" office:boolean-value="false" calcext:value-type="boolean">
            <text:p>FALSE</text:p>
          </table:table-cell>
          <table:table-cell table:formula="of:=OR([.A85]=13;[.A85]=17;[.A85]=29;[.A85]=31)" office:value-type="boolean" office:boolean-value="false" calcext:value-type="boolean">
            <text:p>FALSE</text:p>
          </table:table-cell>
          <table:table-cell table:formula="of:=OR([.A85]=1;[.A85]=14;[.A85]=15;[.A8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OR(MOD([.A86];16)=0;MOD([.A86];14)=0)" office:value-type="boolean" office:boolean-value="false" calcext:value-type="boolean">
            <text:p>FALSE</text:p>
          </table:table-cell>
          <table:table-cell table:formula="of:=MOD([.A86];15)=0" office:value-type="boolean" office:boolean-value="false" calcext:value-type="boolean">
            <text:p>FALSE</text:p>
          </table:table-cell>
          <table:table-cell table:formula="of:=[.A86]&lt;8" office:value-type="boolean" office:boolean-value="false" calcext:value-type="boolean">
            <text:p>FALSE</text:p>
          </table:table-cell>
          <table:table-cell table:formula="of:=OR([.C86];[.D86])" office:value-type="boolean" office:boolean-value="false" calcext:value-type="boolean">
            <text:p>FALSE</text:p>
          </table:table-cell>
          <table:table-cell table:formula="of:=OR([.A86]=13;[.A86]=17;[.A86]=29;[.A86]=31)" office:value-type="boolean" office:boolean-value="false" calcext:value-type="boolean">
            <text:p>FALSE</text:p>
          </table:table-cell>
          <table:table-cell table:formula="of:=OR([.A86]=1;[.A86]=14;[.A86]=15;[.A8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OR(MOD([.A87];16)=0;MOD([.A87];14)=0)" office:value-type="boolean" office:boolean-value="false" calcext:value-type="boolean">
            <text:p>FALSE</text:p>
          </table:table-cell>
          <table:table-cell table:formula="of:=MOD([.A87];15)=0" office:value-type="boolean" office:boolean-value="false" calcext:value-type="boolean">
            <text:p>FALSE</text:p>
          </table:table-cell>
          <table:table-cell table:formula="of:=[.A87]&lt;8" office:value-type="boolean" office:boolean-value="false" calcext:value-type="boolean">
            <text:p>FALSE</text:p>
          </table:table-cell>
          <table:table-cell table:formula="of:=OR([.C87];[.D87])" office:value-type="boolean" office:boolean-value="false" calcext:value-type="boolean">
            <text:p>FALSE</text:p>
          </table:table-cell>
          <table:table-cell table:formula="of:=OR([.A87]=13;[.A87]=17;[.A87]=29;[.A87]=31)" office:value-type="boolean" office:boolean-value="false" calcext:value-type="boolean">
            <text:p>FALSE</text:p>
          </table:table-cell>
          <table:table-cell table:formula="of:=OR([.A87]=1;[.A87]=14;[.A87]=15;[.A8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OR(MOD([.A88];16)=0;MOD([.A88];14)=0)" office:value-type="boolean" office:boolean-value="false" calcext:value-type="boolean">
            <text:p>FALSE</text:p>
          </table:table-cell>
          <table:table-cell table:formula="of:=MOD([.A88];15)=0" office:value-type="boolean" office:boolean-value="false" calcext:value-type="boolean">
            <text:p>FALSE</text:p>
          </table:table-cell>
          <table:table-cell table:formula="of:=[.A88]&lt;8" office:value-type="boolean" office:boolean-value="false" calcext:value-type="boolean">
            <text:p>FALSE</text:p>
          </table:table-cell>
          <table:table-cell table:formula="of:=OR([.C88];[.D88])" office:value-type="boolean" office:boolean-value="false" calcext:value-type="boolean">
            <text:p>FALSE</text:p>
          </table:table-cell>
          <table:table-cell table:formula="of:=OR([.A88]=13;[.A88]=17;[.A88]=29;[.A88]=31)" office:value-type="boolean" office:boolean-value="false" calcext:value-type="boolean">
            <text:p>FALSE</text:p>
          </table:table-cell>
          <table:table-cell table:formula="of:=OR([.A88]=1;[.A88]=14;[.A88]=15;[.A8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OR(MOD([.A89];16)=0;MOD([.A89];14)=0)" office:value-type="boolean" office:boolean-value="false" calcext:value-type="boolean">
            <text:p>FALSE</text:p>
          </table:table-cell>
          <table:table-cell table:formula="of:=MOD([.A89];15)=0" office:value-type="boolean" office:boolean-value="false" calcext:value-type="boolean">
            <text:p>FALSE</text:p>
          </table:table-cell>
          <table:table-cell table:formula="of:=[.A89]&lt;8" office:value-type="boolean" office:boolean-value="false" calcext:value-type="boolean">
            <text:p>FALSE</text:p>
          </table:table-cell>
          <table:table-cell table:formula="of:=OR([.C89];[.D89])" office:value-type="boolean" office:boolean-value="false" calcext:value-type="boolean">
            <text:p>FALSE</text:p>
          </table:table-cell>
          <table:table-cell table:formula="of:=OR([.A89]=13;[.A89]=17;[.A89]=29;[.A89]=31)" office:value-type="boolean" office:boolean-value="false" calcext:value-type="boolean">
            <text:p>FALSE</text:p>
          </table:table-cell>
          <table:table-cell table:formula="of:=OR([.A89]=1;[.A89]=14;[.A89]=15;[.A8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OR(MOD([.A90];16)=0;MOD([.A90];14)=0)" office:value-type="boolean" office:boolean-value="false" calcext:value-type="boolean">
            <text:p>FALSE</text:p>
          </table:table-cell>
          <table:table-cell table:formula="of:=MOD([.A90];15)=0" office:value-type="boolean" office:boolean-value="false" calcext:value-type="boolean">
            <text:p>FALSE</text:p>
          </table:table-cell>
          <table:table-cell table:formula="of:=[.A90]&lt;8" office:value-type="boolean" office:boolean-value="false" calcext:value-type="boolean">
            <text:p>FALSE</text:p>
          </table:table-cell>
          <table:table-cell table:formula="of:=OR([.C90];[.D90])" office:value-type="boolean" office:boolean-value="false" calcext:value-type="boolean">
            <text:p>FALSE</text:p>
          </table:table-cell>
          <table:table-cell table:formula="of:=OR([.A90]=13;[.A90]=17;[.A90]=29;[.A90]=31)" office:value-type="boolean" office:boolean-value="false" calcext:value-type="boolean">
            <text:p>FALSE</text:p>
          </table:table-cell>
          <table:table-cell table:formula="of:=OR([.A90]=1;[.A90]=14;[.A90]=15;[.A9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OR(MOD([.A91];16)=0;MOD([.A91];14)=0)" office:value-type="boolean" office:boolean-value="false" calcext:value-type="boolean">
            <text:p>FALSE</text:p>
          </table:table-cell>
          <table:table-cell table:formula="of:=MOD([.A91];15)=0" office:value-type="boolean" office:boolean-value="true" calcext:value-type="boolean">
            <text:p>TRUE</text:p>
          </table:table-cell>
          <table:table-cell table:formula="of:=[.A91]&lt;8" office:value-type="boolean" office:boolean-value="false" calcext:value-type="boolean">
            <text:p>FALSE</text:p>
          </table:table-cell>
          <table:table-cell table:formula="of:=OR([.C91];[.D91])" office:value-type="boolean" office:boolean-value="true" calcext:value-type="boolean">
            <text:p>TRUE</text:p>
          </table:table-cell>
          <table:table-cell table:formula="of:=OR([.A91]=13;[.A91]=17;[.A91]=29;[.A91]=31)" office:value-type="boolean" office:boolean-value="false" calcext:value-type="boolean">
            <text:p>FALSE</text:p>
          </table:table-cell>
          <table:table-cell table:formula="of:=OR([.A91]=1;[.A91]=14;[.A91]=15;[.A9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OR(MOD([.A92];16)=0;MOD([.A92];14)=0)" office:value-type="boolean" office:boolean-value="false" calcext:value-type="boolean">
            <text:p>FALSE</text:p>
          </table:table-cell>
          <table:table-cell table:formula="of:=MOD([.A92];15)=0" office:value-type="boolean" office:boolean-value="false" calcext:value-type="boolean">
            <text:p>FALSE</text:p>
          </table:table-cell>
          <table:table-cell table:formula="of:=[.A92]&lt;8" office:value-type="boolean" office:boolean-value="false" calcext:value-type="boolean">
            <text:p>FALSE</text:p>
          </table:table-cell>
          <table:table-cell table:formula="of:=OR([.C92];[.D92])" office:value-type="boolean" office:boolean-value="false" calcext:value-type="boolean">
            <text:p>FALSE</text:p>
          </table:table-cell>
          <table:table-cell table:formula="of:=OR([.A92]=13;[.A92]=17;[.A92]=29;[.A92]=31)" office:value-type="boolean" office:boolean-value="false" calcext:value-type="boolean">
            <text:p>FALSE</text:p>
          </table:table-cell>
          <table:table-cell table:formula="of:=OR([.A92]=1;[.A92]=14;[.A92]=15;[.A9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OR(MOD([.A93];16)=0;MOD([.A93];14)=0)" office:value-type="boolean" office:boolean-value="false" calcext:value-type="boolean">
            <text:p>FALSE</text:p>
          </table:table-cell>
          <table:table-cell table:formula="of:=MOD([.A93];15)=0" office:value-type="boolean" office:boolean-value="false" calcext:value-type="boolean">
            <text:p>FALSE</text:p>
          </table:table-cell>
          <table:table-cell table:formula="of:=[.A93]&lt;8" office:value-type="boolean" office:boolean-value="false" calcext:value-type="boolean">
            <text:p>FALSE</text:p>
          </table:table-cell>
          <table:table-cell table:formula="of:=OR([.C93];[.D93])" office:value-type="boolean" office:boolean-value="false" calcext:value-type="boolean">
            <text:p>FALSE</text:p>
          </table:table-cell>
          <table:table-cell table:formula="of:=OR([.A93]=13;[.A93]=17;[.A93]=29;[.A93]=31)" office:value-type="boolean" office:boolean-value="false" calcext:value-type="boolean">
            <text:p>FALSE</text:p>
          </table:table-cell>
          <table:table-cell table:formula="of:=OR([.A93]=1;[.A93]=14;[.A93]=15;[.A9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OR(MOD([.A94];16)=0;MOD([.A94];14)=0)" office:value-type="boolean" office:boolean-value="false" calcext:value-type="boolean">
            <text:p>FALSE</text:p>
          </table:table-cell>
          <table:table-cell table:formula="of:=MOD([.A94];15)=0" office:value-type="boolean" office:boolean-value="false" calcext:value-type="boolean">
            <text:p>FALSE</text:p>
          </table:table-cell>
          <table:table-cell table:formula="of:=[.A94]&lt;8" office:value-type="boolean" office:boolean-value="false" calcext:value-type="boolean">
            <text:p>FALSE</text:p>
          </table:table-cell>
          <table:table-cell table:formula="of:=OR([.C94];[.D94])" office:value-type="boolean" office:boolean-value="false" calcext:value-type="boolean">
            <text:p>FALSE</text:p>
          </table:table-cell>
          <table:table-cell table:formula="of:=OR([.A94]=13;[.A94]=17;[.A94]=29;[.A94]=31)" office:value-type="boolean" office:boolean-value="false" calcext:value-type="boolean">
            <text:p>FALSE</text:p>
          </table:table-cell>
          <table:table-cell table:formula="of:=OR([.A94]=1;[.A94]=14;[.A94]=15;[.A9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OR(MOD([.A95];16)=0;MOD([.A95];14)=0)" office:value-type="boolean" office:boolean-value="false" calcext:value-type="boolean">
            <text:p>FALSE</text:p>
          </table:table-cell>
          <table:table-cell table:formula="of:=MOD([.A95];15)=0" office:value-type="boolean" office:boolean-value="false" calcext:value-type="boolean">
            <text:p>FALSE</text:p>
          </table:table-cell>
          <table:table-cell table:formula="of:=[.A95]&lt;8" office:value-type="boolean" office:boolean-value="false" calcext:value-type="boolean">
            <text:p>FALSE</text:p>
          </table:table-cell>
          <table:table-cell table:formula="of:=OR([.C95];[.D95])" office:value-type="boolean" office:boolean-value="false" calcext:value-type="boolean">
            <text:p>FALSE</text:p>
          </table:table-cell>
          <table:table-cell table:formula="of:=OR([.A95]=13;[.A95]=17;[.A95]=29;[.A95]=31)" office:value-type="boolean" office:boolean-value="false" calcext:value-type="boolean">
            <text:p>FALSE</text:p>
          </table:table-cell>
          <table:table-cell table:formula="of:=OR([.A95]=1;[.A95]=14;[.A95]=15;[.A9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OR(MOD([.A96];16)=0;MOD([.A96];14)=0)" office:value-type="boolean" office:boolean-value="false" calcext:value-type="boolean">
            <text:p>FALSE</text:p>
          </table:table-cell>
          <table:table-cell table:formula="of:=MOD([.A96];15)=0" office:value-type="boolean" office:boolean-value="false" calcext:value-type="boolean">
            <text:p>FALSE</text:p>
          </table:table-cell>
          <table:table-cell table:formula="of:=[.A96]&lt;8" office:value-type="boolean" office:boolean-value="false" calcext:value-type="boolean">
            <text:p>FALSE</text:p>
          </table:table-cell>
          <table:table-cell table:formula="of:=OR([.C96];[.D96])" office:value-type="boolean" office:boolean-value="false" calcext:value-type="boolean">
            <text:p>FALSE</text:p>
          </table:table-cell>
          <table:table-cell table:formula="of:=OR([.A96]=13;[.A96]=17;[.A96]=29;[.A96]=31)" office:value-type="boolean" office:boolean-value="false" calcext:value-type="boolean">
            <text:p>FALSE</text:p>
          </table:table-cell>
          <table:table-cell table:formula="of:=OR([.A96]=1;[.A96]=14;[.A96]=15;[.A9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OR(MOD([.A97];16)=0;MOD([.A97];14)=0)" office:value-type="boolean" office:boolean-value="true" calcext:value-type="boolean">
            <text:p>TRUE</text:p>
          </table:table-cell>
          <table:table-cell table:formula="of:=MOD([.A97];15)=0" office:value-type="boolean" office:boolean-value="false" calcext:value-type="boolean">
            <text:p>FALSE</text:p>
          </table:table-cell>
          <table:table-cell table:formula="of:=[.A97]&lt;8" office:value-type="boolean" office:boolean-value="false" calcext:value-type="boolean">
            <text:p>FALSE</text:p>
          </table:table-cell>
          <table:table-cell table:formula="of:=OR([.C97];[.D97])" office:value-type="boolean" office:boolean-value="false" calcext:value-type="boolean">
            <text:p>FALSE</text:p>
          </table:table-cell>
          <table:table-cell table:formula="of:=OR([.A97]=13;[.A97]=17;[.A97]=29;[.A97]=31)" office:value-type="boolean" office:boolean-value="false" calcext:value-type="boolean">
            <text:p>FALSE</text:p>
          </table:table-cell>
          <table:table-cell table:formula="of:=OR([.A97]=1;[.A97]=14;[.A97]=15;[.A9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OR(MOD([.A98];16)=0;MOD([.A98];14)=0)" office:value-type="boolean" office:boolean-value="false" calcext:value-type="boolean">
            <text:p>FALSE</text:p>
          </table:table-cell>
          <table:table-cell table:formula="of:=MOD([.A98];15)=0" office:value-type="boolean" office:boolean-value="false" calcext:value-type="boolean">
            <text:p>FALSE</text:p>
          </table:table-cell>
          <table:table-cell table:formula="of:=[.A98]&lt;8" office:value-type="boolean" office:boolean-value="false" calcext:value-type="boolean">
            <text:p>FALSE</text:p>
          </table:table-cell>
          <table:table-cell table:formula="of:=OR([.C98];[.D98])" office:value-type="boolean" office:boolean-value="false" calcext:value-type="boolean">
            <text:p>FALSE</text:p>
          </table:table-cell>
          <table:table-cell table:formula="of:=OR([.A98]=13;[.A98]=17;[.A98]=29;[.A98]=31)" office:value-type="boolean" office:boolean-value="false" calcext:value-type="boolean">
            <text:p>FALSE</text:p>
          </table:table-cell>
          <table:table-cell table:formula="of:=OR([.A98]=1;[.A98]=14;[.A98]=15;[.A9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OR(MOD([.A99];16)=0;MOD([.A99];14)=0)" office:value-type="boolean" office:boolean-value="true" calcext:value-type="boolean">
            <text:p>TRUE</text:p>
          </table:table-cell>
          <table:table-cell table:formula="of:=MOD([.A99];15)=0" office:value-type="boolean" office:boolean-value="false" calcext:value-type="boolean">
            <text:p>FALSE</text:p>
          </table:table-cell>
          <table:table-cell table:formula="of:=[.A99]&lt;8" office:value-type="boolean" office:boolean-value="false" calcext:value-type="boolean">
            <text:p>FALSE</text:p>
          </table:table-cell>
          <table:table-cell table:formula="of:=OR([.C99];[.D99])" office:value-type="boolean" office:boolean-value="false" calcext:value-type="boolean">
            <text:p>FALSE</text:p>
          </table:table-cell>
          <table:table-cell table:formula="of:=OR([.A99]=13;[.A99]=17;[.A99]=29;[.A99]=31)" office:value-type="boolean" office:boolean-value="false" calcext:value-type="boolean">
            <text:p>FALSE</text:p>
          </table:table-cell>
          <table:table-cell table:formula="of:=OR([.A99]=1;[.A99]=14;[.A99]=15;[.A9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OR(MOD([.A100];16)=0;MOD([.A100];14)=0)" office:value-type="boolean" office:boolean-value="false" calcext:value-type="boolean">
            <text:p>FALSE</text:p>
          </table:table-cell>
          <table:table-cell table:formula="of:=MOD([.A100];15)=0" office:value-type="boolean" office:boolean-value="false" calcext:value-type="boolean">
            <text:p>FALSE</text:p>
          </table:table-cell>
          <table:table-cell table:formula="of:=[.A100]&lt;8" office:value-type="boolean" office:boolean-value="false" calcext:value-type="boolean">
            <text:p>FALSE</text:p>
          </table:table-cell>
          <table:table-cell table:formula="of:=OR([.C100];[.D100])" office:value-type="boolean" office:boolean-value="false" calcext:value-type="boolean">
            <text:p>FALSE</text:p>
          </table:table-cell>
          <table:table-cell table:formula="of:=OR([.A100]=13;[.A100]=17;[.A100]=29;[.A100]=31)" office:value-type="boolean" office:boolean-value="false" calcext:value-type="boolean">
            <text:p>FALSE</text:p>
          </table:table-cell>
          <table:table-cell table:formula="of:=OR([.A100]=1;[.A100]=14;[.A100]=15;[.A10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OR(MOD([.A101];16)=0;MOD([.A101];14)=0)" office:value-type="boolean" office:boolean-value="false" calcext:value-type="boolean">
            <text:p>FALSE</text:p>
          </table:table-cell>
          <table:table-cell table:formula="of:=MOD([.A101];15)=0" office:value-type="boolean" office:boolean-value="false" calcext:value-type="boolean">
            <text:p>FALSE</text:p>
          </table:table-cell>
          <table:table-cell table:formula="of:=[.A101]&lt;8" office:value-type="boolean" office:boolean-value="false" calcext:value-type="boolean">
            <text:p>FALSE</text:p>
          </table:table-cell>
          <table:table-cell table:formula="of:=OR([.C101];[.D101])" office:value-type="boolean" office:boolean-value="false" calcext:value-type="boolean">
            <text:p>FALSE</text:p>
          </table:table-cell>
          <table:table-cell table:formula="of:=OR([.A101]=13;[.A101]=17;[.A101]=29;[.A101]=31)" office:value-type="boolean" office:boolean-value="false" calcext:value-type="boolean">
            <text:p>FALSE</text:p>
          </table:table-cell>
          <table:table-cell table:formula="of:=OR([.A101]=1;[.A101]=14;[.A101]=15;[.A10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OR(MOD([.A102];16)=0;MOD([.A102];14)=0)" office:value-type="boolean" office:boolean-value="false" calcext:value-type="boolean">
            <text:p>FALSE</text:p>
          </table:table-cell>
          <table:table-cell table:formula="of:=MOD([.A102];15)=0" office:value-type="boolean" office:boolean-value="false" calcext:value-type="boolean">
            <text:p>FALSE</text:p>
          </table:table-cell>
          <table:table-cell table:formula="of:=[.A102]&lt;8" office:value-type="boolean" office:boolean-value="false" calcext:value-type="boolean">
            <text:p>FALSE</text:p>
          </table:table-cell>
          <table:table-cell table:formula="of:=OR([.C102];[.D102])" office:value-type="boolean" office:boolean-value="false" calcext:value-type="boolean">
            <text:p>FALSE</text:p>
          </table:table-cell>
          <table:table-cell table:formula="of:=OR([.A102]=13;[.A102]=17;[.A102]=29;[.A102]=31)" office:value-type="boolean" office:boolean-value="false" calcext:value-type="boolean">
            <text:p>FALSE</text:p>
          </table:table-cell>
          <table:table-cell table:formula="of:=OR([.A102]=1;[.A102]=14;[.A102]=15;[.A10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OR(MOD([.A103];16)=0;MOD([.A103];14)=0)" office:value-type="boolean" office:boolean-value="false" calcext:value-type="boolean">
            <text:p>FALSE</text:p>
          </table:table-cell>
          <table:table-cell table:formula="of:=MOD([.A103];15)=0" office:value-type="boolean" office:boolean-value="false" calcext:value-type="boolean">
            <text:p>FALSE</text:p>
          </table:table-cell>
          <table:table-cell table:formula="of:=[.A103]&lt;8" office:value-type="boolean" office:boolean-value="false" calcext:value-type="boolean">
            <text:p>FALSE</text:p>
          </table:table-cell>
          <table:table-cell table:formula="of:=OR([.C103];[.D103])" office:value-type="boolean" office:boolean-value="false" calcext:value-type="boolean">
            <text:p>FALSE</text:p>
          </table:table-cell>
          <table:table-cell table:formula="of:=OR([.A103]=13;[.A103]=17;[.A103]=29;[.A103]=31)" office:value-type="boolean" office:boolean-value="false" calcext:value-type="boolean">
            <text:p>FALSE</text:p>
          </table:table-cell>
          <table:table-cell table:formula="of:=OR([.A103]=1;[.A103]=14;[.A103]=15;[.A10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OR(MOD([.A104];16)=0;MOD([.A104];14)=0)" office:value-type="boolean" office:boolean-value="false" calcext:value-type="boolean">
            <text:p>FALSE</text:p>
          </table:table-cell>
          <table:table-cell table:formula="of:=MOD([.A104];15)=0" office:value-type="boolean" office:boolean-value="false" calcext:value-type="boolean">
            <text:p>FALSE</text:p>
          </table:table-cell>
          <table:table-cell table:formula="of:=[.A104]&lt;8" office:value-type="boolean" office:boolean-value="false" calcext:value-type="boolean">
            <text:p>FALSE</text:p>
          </table:table-cell>
          <table:table-cell table:formula="of:=OR([.C104];[.D104])" office:value-type="boolean" office:boolean-value="false" calcext:value-type="boolean">
            <text:p>FALSE</text:p>
          </table:table-cell>
          <table:table-cell table:formula="of:=OR([.A104]=13;[.A104]=17;[.A104]=29;[.A104]=31)" office:value-type="boolean" office:boolean-value="false" calcext:value-type="boolean">
            <text:p>FALSE</text:p>
          </table:table-cell>
          <table:table-cell table:formula="of:=OR([.A104]=1;[.A104]=14;[.A104]=15;[.A10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OR(MOD([.A105];16)=0;MOD([.A105];14)=0)" office:value-type="boolean" office:boolean-value="false" calcext:value-type="boolean">
            <text:p>FALSE</text:p>
          </table:table-cell>
          <table:table-cell table:formula="of:=MOD([.A105];15)=0" office:value-type="boolean" office:boolean-value="false" calcext:value-type="boolean">
            <text:p>FALSE</text:p>
          </table:table-cell>
          <table:table-cell table:formula="of:=[.A105]&lt;8" office:value-type="boolean" office:boolean-value="false" calcext:value-type="boolean">
            <text:p>FALSE</text:p>
          </table:table-cell>
          <table:table-cell table:formula="of:=OR([.C105];[.D105])" office:value-type="boolean" office:boolean-value="false" calcext:value-type="boolean">
            <text:p>FALSE</text:p>
          </table:table-cell>
          <table:table-cell table:formula="of:=OR([.A105]=13;[.A105]=17;[.A105]=29;[.A105]=31)" office:value-type="boolean" office:boolean-value="false" calcext:value-type="boolean">
            <text:p>FALSE</text:p>
          </table:table-cell>
          <table:table-cell table:formula="of:=OR([.A105]=1;[.A105]=14;[.A105]=15;[.A10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OR(MOD([.A106];16)=0;MOD([.A106];14)=0)" office:value-type="boolean" office:boolean-value="false" calcext:value-type="boolean">
            <text:p>FALSE</text:p>
          </table:table-cell>
          <table:table-cell table:formula="of:=MOD([.A106];15)=0" office:value-type="boolean" office:boolean-value="true" calcext:value-type="boolean">
            <text:p>TRUE</text:p>
          </table:table-cell>
          <table:table-cell table:formula="of:=[.A106]&lt;8" office:value-type="boolean" office:boolean-value="false" calcext:value-type="boolean">
            <text:p>FALSE</text:p>
          </table:table-cell>
          <table:table-cell table:formula="of:=OR([.C106];[.D106])" office:value-type="boolean" office:boolean-value="true" calcext:value-type="boolean">
            <text:p>TRUE</text:p>
          </table:table-cell>
          <table:table-cell table:formula="of:=OR([.A106]=13;[.A106]=17;[.A106]=29;[.A106]=31)" office:value-type="boolean" office:boolean-value="false" calcext:value-type="boolean">
            <text:p>FALSE</text:p>
          </table:table-cell>
          <table:table-cell table:formula="of:=OR([.A106]=1;[.A106]=14;[.A106]=15;[.A10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OR(MOD([.A107];16)=0;MOD([.A107];14)=0)" office:value-type="boolean" office:boolean-value="false" calcext:value-type="boolean">
            <text:p>FALSE</text:p>
          </table:table-cell>
          <table:table-cell table:formula="of:=MOD([.A107];15)=0" office:value-type="boolean" office:boolean-value="false" calcext:value-type="boolean">
            <text:p>FALSE</text:p>
          </table:table-cell>
          <table:table-cell table:formula="of:=[.A107]&lt;8" office:value-type="boolean" office:boolean-value="false" calcext:value-type="boolean">
            <text:p>FALSE</text:p>
          </table:table-cell>
          <table:table-cell table:formula="of:=OR([.C107];[.D107])" office:value-type="boolean" office:boolean-value="false" calcext:value-type="boolean">
            <text:p>FALSE</text:p>
          </table:table-cell>
          <table:table-cell table:formula="of:=OR([.A107]=13;[.A107]=17;[.A107]=29;[.A107]=31)" office:value-type="boolean" office:boolean-value="false" calcext:value-type="boolean">
            <text:p>FALSE</text:p>
          </table:table-cell>
          <table:table-cell table:formula="of:=OR([.A107]=1;[.A107]=14;[.A107]=15;[.A10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OR(MOD([.A108];16)=0;MOD([.A108];14)=0)" office:value-type="boolean" office:boolean-value="false" calcext:value-type="boolean">
            <text:p>FALSE</text:p>
          </table:table-cell>
          <table:table-cell table:formula="of:=MOD([.A108];15)=0" office:value-type="boolean" office:boolean-value="false" calcext:value-type="boolean">
            <text:p>FALSE</text:p>
          </table:table-cell>
          <table:table-cell table:formula="of:=[.A108]&lt;8" office:value-type="boolean" office:boolean-value="false" calcext:value-type="boolean">
            <text:p>FALSE</text:p>
          </table:table-cell>
          <table:table-cell table:formula="of:=OR([.C108];[.D108])" office:value-type="boolean" office:boolean-value="false" calcext:value-type="boolean">
            <text:p>FALSE</text:p>
          </table:table-cell>
          <table:table-cell table:formula="of:=OR([.A108]=13;[.A108]=17;[.A108]=29;[.A108]=31)" office:value-type="boolean" office:boolean-value="false" calcext:value-type="boolean">
            <text:p>FALSE</text:p>
          </table:table-cell>
          <table:table-cell table:formula="of:=OR([.A108]=1;[.A108]=14;[.A108]=15;[.A10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OR(MOD([.A109];16)=0;MOD([.A109];14)=0)" office:value-type="boolean" office:boolean-value="false" calcext:value-type="boolean">
            <text:p>FALSE</text:p>
          </table:table-cell>
          <table:table-cell table:formula="of:=MOD([.A109];15)=0" office:value-type="boolean" office:boolean-value="false" calcext:value-type="boolean">
            <text:p>FALSE</text:p>
          </table:table-cell>
          <table:table-cell table:formula="of:=[.A109]&lt;8" office:value-type="boolean" office:boolean-value="false" calcext:value-type="boolean">
            <text:p>FALSE</text:p>
          </table:table-cell>
          <table:table-cell table:formula="of:=OR([.C109];[.D109])" office:value-type="boolean" office:boolean-value="false" calcext:value-type="boolean">
            <text:p>FALSE</text:p>
          </table:table-cell>
          <table:table-cell table:formula="of:=OR([.A109]=13;[.A109]=17;[.A109]=29;[.A109]=31)" office:value-type="boolean" office:boolean-value="false" calcext:value-type="boolean">
            <text:p>FALSE</text:p>
          </table:table-cell>
          <table:table-cell table:formula="of:=OR([.A109]=1;[.A109]=14;[.A109]=15;[.A10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OR(MOD([.A110];16)=0;MOD([.A110];14)=0)" office:value-type="boolean" office:boolean-value="false" calcext:value-type="boolean">
            <text:p>FALSE</text:p>
          </table:table-cell>
          <table:table-cell table:formula="of:=MOD([.A110];15)=0" office:value-type="boolean" office:boolean-value="false" calcext:value-type="boolean">
            <text:p>FALSE</text:p>
          </table:table-cell>
          <table:table-cell table:formula="of:=[.A110]&lt;8" office:value-type="boolean" office:boolean-value="false" calcext:value-type="boolean">
            <text:p>FALSE</text:p>
          </table:table-cell>
          <table:table-cell table:formula="of:=OR([.C110];[.D110])" office:value-type="boolean" office:boolean-value="false" calcext:value-type="boolean">
            <text:p>FALSE</text:p>
          </table:table-cell>
          <table:table-cell table:formula="of:=OR([.A110]=13;[.A110]=17;[.A110]=29;[.A110]=31)" office:value-type="boolean" office:boolean-value="false" calcext:value-type="boolean">
            <text:p>FALSE</text:p>
          </table:table-cell>
          <table:table-cell table:formula="of:=OR([.A110]=1;[.A110]=14;[.A110]=15;[.A11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OR(MOD([.A111];16)=0;MOD([.A111];14)=0)" office:value-type="boolean" office:boolean-value="false" calcext:value-type="boolean">
            <text:p>FALSE</text:p>
          </table:table-cell>
          <table:table-cell table:formula="of:=MOD([.A111];15)=0" office:value-type="boolean" office:boolean-value="false" calcext:value-type="boolean">
            <text:p>FALSE</text:p>
          </table:table-cell>
          <table:table-cell table:formula="of:=[.A111]&lt;8" office:value-type="boolean" office:boolean-value="false" calcext:value-type="boolean">
            <text:p>FALSE</text:p>
          </table:table-cell>
          <table:table-cell table:formula="of:=OR([.C111];[.D111])" office:value-type="boolean" office:boolean-value="false" calcext:value-type="boolean">
            <text:p>FALSE</text:p>
          </table:table-cell>
          <table:table-cell table:formula="of:=OR([.A111]=13;[.A111]=17;[.A111]=29;[.A111]=31)" office:value-type="boolean" office:boolean-value="false" calcext:value-type="boolean">
            <text:p>FALSE</text:p>
          </table:table-cell>
          <table:table-cell table:formula="of:=OR([.A111]=1;[.A111]=14;[.A111]=15;[.A11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OR(MOD([.A112];16)=0;MOD([.A112];14)=0)" office:value-type="boolean" office:boolean-value="false" calcext:value-type="boolean">
            <text:p>FALSE</text:p>
          </table:table-cell>
          <table:table-cell table:formula="of:=MOD([.A112];15)=0" office:value-type="boolean" office:boolean-value="false" calcext:value-type="boolean">
            <text:p>FALSE</text:p>
          </table:table-cell>
          <table:table-cell table:formula="of:=[.A112]&lt;8" office:value-type="boolean" office:boolean-value="false" calcext:value-type="boolean">
            <text:p>FALSE</text:p>
          </table:table-cell>
          <table:table-cell table:formula="of:=OR([.C112];[.D112])" office:value-type="boolean" office:boolean-value="false" calcext:value-type="boolean">
            <text:p>FALSE</text:p>
          </table:table-cell>
          <table:table-cell table:formula="of:=OR([.A112]=13;[.A112]=17;[.A112]=29;[.A112]=31)" office:value-type="boolean" office:boolean-value="false" calcext:value-type="boolean">
            <text:p>FALSE</text:p>
          </table:table-cell>
          <table:table-cell table:formula="of:=OR([.A112]=1;[.A112]=14;[.A112]=15;[.A11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OR(MOD([.A113];16)=0;MOD([.A113];14)=0)" office:value-type="boolean" office:boolean-value="true" calcext:value-type="boolean">
            <text:p>TRUE</text:p>
          </table:table-cell>
          <table:table-cell table:formula="of:=MOD([.A113];15)=0" office:value-type="boolean" office:boolean-value="false" calcext:value-type="boolean">
            <text:p>FALSE</text:p>
          </table:table-cell>
          <table:table-cell table:formula="of:=[.A113]&lt;8" office:value-type="boolean" office:boolean-value="false" calcext:value-type="boolean">
            <text:p>FALSE</text:p>
          </table:table-cell>
          <table:table-cell table:formula="of:=OR([.C113];[.D113])" office:value-type="boolean" office:boolean-value="false" calcext:value-type="boolean">
            <text:p>FALSE</text:p>
          </table:table-cell>
          <table:table-cell table:formula="of:=OR([.A113]=13;[.A113]=17;[.A113]=29;[.A113]=31)" office:value-type="boolean" office:boolean-value="false" calcext:value-type="boolean">
            <text:p>FALSE</text:p>
          </table:table-cell>
          <table:table-cell table:formula="of:=OR([.A113]=1;[.A113]=14;[.A113]=15;[.A113]=16)" office:value-type="boolean" office:boolean-value="false" calcext:value-type="boolean">
            <text:p>FALSE</text:p>
          </table:table-cell>
        </table:table-row>
        <table:table-row table:style-name="ro1" table:number-rows-repeated="2">
          <table:table-cell table:style-name="Default" table:number-columns-repeated="2"/>
          <table:table-cell table:style-name="ce16"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ce16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1:52:50.17892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4:45:29.826414000</meta:creation-date>
    <dc:date>2015-12-11T12:25:08.224891000</dc:date>
    <meta:editing-duration>PT6H28M43S</meta:editing-duration>
    <meta:editing-cycles>32</meta:editing-cycles>
    <meta:generator>LibreOffice/4.4.4.3$MacOSX_X86_64 LibreOffice_project/2c39ebcf046445232b798108aa8a7e7d89552ea8</meta:generator>
    <meta:document-statistic meta:table-count="5" meta:cell-count="1559" meta:object-count="0"/>
  </office:meta>
</office:document-meta>
</file>